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Together" table:style-name="ta1">
        <table:shapes>
          <draw:frame draw:z-index="0" draw:style-name="gr1" draw:text-style-name="P1" svg:width="453.51pt" svg:height="255.09pt" svg:x="678.47pt" svg:y="142.58pt">
            <loext:p draw:notify-on-update-of-ranges="allTogether.A1:allTogether.A1 allTogether.A2:allTogether.A101 allTogether.B2:allTogether.B101 allTogether.A1:allTogether.A1 allTogether.A2:allTogether.A101 allTogether.I2:allTogether.I101 allTogether.A1:allTogether.A1 allTogether.A2:allTogether.A101 allTogether.C1:allTogether.C1 allTogether.C2:allTogether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so</text:p>
          </table:table-cell>
          <table:table-cell office:value-type="string" calcext:value-type="string">
            <text:p>threshold</text:p>
          </table:table-cell>
          <table:table-cell/>
          <table:table-cell office:value-type="string" calcext:value-type="string">
            <text:p>rtu1</text:p>
          </table:table-cell>
          <table:table-cell office:value-type="string" calcext:value-type="string">
            <text:p>rtu2</text:p>
          </table:table-cell>
          <table:table-cell office:value-type="string" calcext:value-type="string">
            <text:p>rtu3</text:p>
          </table:table-cell>
          <table:table-cell office:value-type="string" calcext:value-type="string">
            <text:p>rtu4</text:p>
          </table:table-cell>
          <table:table-cell office:value-type="string" calcext:value-type="string">
            <text:p>sum_real</text:p>
          </table:table-cell>
        </table:table-row>
        <table:table-row table:style-name="ro1">
          <table:table-cell office:value-type="float" office:value="3.000009896" calcext:value-type="float">
            <text:p>3.000009896</text:p>
          </table:table-cell>
          <table:table-cell office:value-type="float" office:value="42.659274447268" calcext:value-type="float">
            <text:p>42.65927444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321042206567" calcext:value-type="float">
            <text:p>12.3210422066</text:p>
          </table:table-cell>
          <table:table-cell office:value-type="float" office:value="11.051579508946" calcext:value-type="float">
            <text:p>11.0515795089</text:p>
          </table:table-cell>
          <table:table-cell office:value-type="float" office:value="10.253476" calcext:value-type="float">
            <text:p>10.253476</text:p>
          </table:table-cell>
          <table:table-cell office:value-type="float" office:value="9.033177" calcext:value-type="float">
            <text:p>9.033177</text:p>
          </table:table-cell>
          <table:table-cell table:formula="of:=SUM([.E2:.H2])" office:value-type="float" office:value="42.659274715513" calcext:value-type="float">
            <text:p>42.6592747155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 office:value-type="float" office:value="39.877322837821" calcext:value-type="float">
            <text:p>39.87732283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2924609255782" calcext:value-type="float">
            <text:p>9.2924609256</text:p>
          </table:table-cell>
          <table:table-cell office:value-type="float" office:value="11.219676478039" calcext:value-type="float">
            <text:p>11.219676478</text:p>
          </table:table-cell>
          <table:table-cell office:value-type="float" office:value="9.187204" calcext:value-type="float">
            <text:p>9.187204</text:p>
          </table:table-cell>
          <table:table-cell office:value-type="float" office:value="10.177981" calcext:value-type="float">
            <text:p>10.177981</text:p>
          </table:table-cell>
          <table:table-cell table:formula="of:=SUM([.E3:.H3])" office:value-type="float" office:value="39.8773224036172" calcext:value-type="float">
            <text:p>39.8773224036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 office:value-type="float" office:value="40.595133406771" calcext:value-type="float">
            <text:p>40.59513340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285371314421" calcext:value-type="float">
            <text:p>10.2853713144</text:p>
          </table:table-cell>
          <table:table-cell office:value-type="float" office:value="8.3160921765126" calcext:value-type="float">
            <text:p>8.3160921765</text:p>
          </table:table-cell>
          <table:table-cell office:value-type="float" office:value="11.698156" calcext:value-type="float">
            <text:p>11.698156</text:p>
          </table:table-cell>
          <table:table-cell office:value-type="float" office:value="10.295514" calcext:value-type="float">
            <text:p>10.295514</text:p>
          </table:table-cell>
          <table:table-cell table:formula="of:=SUM([.E4:.H4])" office:value-type="float" office:value="40.5951334909336" calcext:value-type="float">
            <text:p>40.5951334909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 office:value-type="float" office:value="41.852376978886" calcext:value-type="float">
            <text:p>41.85237697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243078552164" calcext:value-type="float">
            <text:p>12.2430785522</text:p>
          </table:table-cell>
          <table:table-cell office:value-type="float" office:value="10.631497584727" calcext:value-type="float">
            <text:p>10.6314975847</text:p>
          </table:table-cell>
          <table:table-cell office:value-type="float" office:value="10.861962" calcext:value-type="float">
            <text:p>10.861962</text:p>
          </table:table-cell>
          <table:table-cell office:value-type="float" office:value="8.115839" calcext:value-type="float">
            <text:p>8.115839</text:p>
          </table:table-cell>
          <table:table-cell table:formula="of:=SUM([.E5:.H5])" office:value-type="float" office:value="41.852377136891" calcext:value-type="float">
            <text:p>41.8523771369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 office:value-type="float" office:value="40.881011626462" calcext:value-type="float">
            <text:p>40.88101162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774312810003" calcext:value-type="float">
            <text:p>10.77431281</text:p>
          </table:table-cell>
          <table:table-cell office:value-type="float" office:value="9.1871359241574" calcext:value-type="float">
            <text:p>9.1871359242</text:p>
          </table:table-cell>
          <table:table-cell office:value-type="float" office:value="9.314738" calcext:value-type="float">
            <text:p>9.314738</text:p>
          </table:table-cell>
          <table:table-cell office:value-type="float" office:value="11.604824" calcext:value-type="float">
            <text:p>11.604824</text:p>
          </table:table-cell>
          <table:table-cell table:formula="of:=SUM([.E6:.H6])" office:value-type="float" office:value="40.8810107341604" calcext:value-type="float">
            <text:p>40.8810107342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 office:value-type="float" office:value="41.562352401887" calcext:value-type="float">
            <text:p>41.5623524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907836365396" calcext:value-type="float">
            <text:p>10.9078363654</text:p>
          </table:table-cell>
          <table:table-cell office:value-type="float" office:value="10.632384001111" calcext:value-type="float">
            <text:p>10.6323840011</text:p>
          </table:table-cell>
          <table:table-cell office:value-type="float" office:value="10.232108" calcext:value-type="float">
            <text:p>10.232108</text:p>
          </table:table-cell>
          <table:table-cell office:value-type="float" office:value="9.790024" calcext:value-type="float">
            <text:p>9.790024</text:p>
          </table:table-cell>
          <table:table-cell table:formula="of:=SUM([.E7:.H7])" office:value-type="float" office:value="41.562352366507" calcext:value-type="float">
            <text:p>41.5623523665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 office:value-type="float" office:value="34.354980812394" calcext:value-type="float">
            <text:p>34.35498081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4143905716959" calcext:value-type="float">
            <text:p>8.4143905717</text:p>
          </table:table-cell>
          <table:table-cell office:value-type="float" office:value="9.9570163079391" calcext:value-type="float">
            <text:p>9.9570163079</text:p>
          </table:table-cell>
          <table:table-cell office:value-type="float" office:value="8.068562" calcext:value-type="float">
            <text:p>8.068562</text:p>
          </table:table-cell>
          <table:table-cell office:value-type="float" office:value="7.915012" calcext:value-type="float">
            <text:p>7.915012</text:p>
          </table:table-cell>
          <table:table-cell table:formula="of:=SUM([.E8:.H8])" office:value-type="float" office:value="34.354980879635" calcext:value-type="float">
            <text:p>34.3549808796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 office:value-type="float" office:value="42.603700546204" calcext:value-type="float">
            <text:p>42.60370054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62511925187" calcext:value-type="float">
            <text:p>11.6251192519</text:p>
          </table:table-cell>
          <table:table-cell office:value-type="float" office:value="11.013558905808" calcext:value-type="float">
            <text:p>11.0135589058</text:p>
          </table:table-cell>
          <table:table-cell office:value-type="float" office:value="9.782568" calcext:value-type="float">
            <text:p>9.782568</text:p>
          </table:table-cell>
          <table:table-cell office:value-type="float" office:value="10.182454" calcext:value-type="float">
            <text:p>10.182454</text:p>
          </table:table-cell>
          <table:table-cell table:formula="of:=SUM([.E9:.H9])" office:value-type="float" office:value="42.603700157678" calcext:value-type="float">
            <text:p>42.6037001577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 office:value-type="float" office:value="37.5187870496" calcext:value-type="float">
            <text:p>37.51878704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939589348245" calcext:value-type="float">
            <text:p>9.9395893482</text:p>
          </table:table-cell>
          <table:table-cell office:value-type="float" office:value="8.9203948774771" calcext:value-type="float">
            <text:p>8.9203948775</text:p>
          </table:table-cell>
          <table:table-cell office:value-type="float" office:value="8.675466" calcext:value-type="float">
            <text:p>8.675466</text:p>
          </table:table-cell>
          <table:table-cell office:value-type="float" office:value="9.983337" calcext:value-type="float">
            <text:p>9.983337</text:p>
          </table:table-cell>
          <table:table-cell table:formula="of:=SUM([.E10:.H10])" office:value-type="float" office:value="37.5187872257221" calcext:value-type="float">
            <text:p>37.5187872257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 office:value-type="float" office:value="35.771488637909" calcext:value-type="float">
            <text:p>35.77148863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3075471382866" calcext:value-type="float">
            <text:p>9.3075471383</text:p>
          </table:table-cell>
          <table:table-cell office:value-type="float" office:value="8.3988129151367" calcext:value-type="float">
            <text:p>8.3988129151</text:p>
          </table:table-cell>
          <table:table-cell office:value-type="float" office:value="8.804648" calcext:value-type="float">
            <text:p>8.804648</text:p>
          </table:table-cell>
          <table:table-cell office:value-type="float" office:value="9.260481" calcext:value-type="float">
            <text:p>9.260481</text:p>
          </table:table-cell>
          <table:table-cell table:formula="of:=SUM([.E11:.H11])" office:value-type="float" office:value="35.7714890534233" calcext:value-type="float">
            <text:p>35.7714890534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 office:value-type="float" office:value="41.431966922688" calcext:value-type="float">
            <text:p>41.43196692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557712505867" calcext:value-type="float">
            <text:p>11.5577125059</text:p>
          </table:table-cell>
          <table:table-cell office:value-type="float" office:value="11.470717746807" calcext:value-type="float">
            <text:p>11.4707177468</text:p>
          </table:table-cell>
          <table:table-cell office:value-type="float" office:value="8.334223" calcext:value-type="float">
            <text:p>8.334223</text:p>
          </table:table-cell>
          <table:table-cell office:value-type="float" office:value="10.069314" calcext:value-type="float">
            <text:p>10.069314</text:p>
          </table:table-cell>
          <table:table-cell table:formula="of:=SUM([.E12:.H12])" office:value-type="float" office:value="41.431967252674" calcext:value-type="float">
            <text:p>41.4319672527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 office:value-type="float" office:value="34.386116880122" calcext:value-type="float">
            <text:p>34.38611688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8390095279677" calcext:value-type="float">
            <text:p>7.839009528</text:p>
          </table:table-cell>
          <table:table-cell office:value-type="float" office:value="11.22411973387" calcext:value-type="float">
            <text:p>11.2241197339</text:p>
          </table:table-cell>
          <table:table-cell office:value-type="float" office:value="6.590278" calcext:value-type="float">
            <text:p>6.590278</text:p>
          </table:table-cell>
          <table:table-cell office:value-type="float" office:value="8.73271" calcext:value-type="float">
            <text:p>8.73271</text:p>
          </table:table-cell>
          <table:table-cell table:formula="of:=SUM([.E13:.H13])" office:value-type="float" office:value="34.3861172618377" calcext:value-type="float">
            <text:p>34.3861172618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 office:value-type="float" office:value="45.189186770441" calcext:value-type="float">
            <text:p>45.18918677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429225538433" calcext:value-type="float">
            <text:p>10.4292255384</text:p>
          </table:table-cell>
          <table:table-cell office:value-type="float" office:value="10.832355733182" calcext:value-type="float">
            <text:p>10.8323557332</text:p>
          </table:table-cell>
          <table:table-cell office:value-type="float" office:value="13.872781" calcext:value-type="float">
            <text:p>13.872781</text:p>
          </table:table-cell>
          <table:table-cell office:value-type="float" office:value="10.054824" calcext:value-type="float">
            <text:p>10.054824</text:p>
          </table:table-cell>
          <table:table-cell table:formula="of:=SUM([.E14:.H14])" office:value-type="float" office:value="45.189186271615" calcext:value-type="float">
            <text:p>45.1891862716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 office:value-type="float" office:value="41.408417865897" calcext:value-type="float">
            <text:p>41.40841786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501580326633" calcext:value-type="float">
            <text:p>11.5015803266</text:p>
          </table:table-cell>
          <table:table-cell office:value-type="float" office:value="10.138191897454" calcext:value-type="float">
            <text:p>10.1381918975</text:p>
          </table:table-cell>
          <table:table-cell office:value-type="float" office:value="10.906573" calcext:value-type="float">
            <text:p>10.906573</text:p>
          </table:table-cell>
          <table:table-cell office:value-type="float" office:value="8.862072" calcext:value-type="float">
            <text:p>8.862072</text:p>
          </table:table-cell>
          <table:table-cell table:formula="of:=SUM([.E15:.H15])" office:value-type="float" office:value="41.408417224087" calcext:value-type="float">
            <text:p>41.4084172241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 office:value-type="float" office:value="38.819643218963" calcext:value-type="float">
            <text:p>38.8196432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.7451487013034" calcext:value-type="float">
            <text:p>8.7451487013</text:p>
          </table:table-cell>
          <table:table-cell office:value-type="float" office:value="10.12598641044" calcext:value-type="float">
            <text:p>10.1259864104</text:p>
          </table:table-cell>
          <table:table-cell office:value-type="float" office:value="10.949095" calcext:value-type="float">
            <text:p>10.949095</text:p>
          </table:table-cell>
          <table:table-cell office:value-type="float" office:value="8.999414" calcext:value-type="float">
            <text:p>8.999414</text:p>
          </table:table-cell>
          <table:table-cell table:formula="of:=SUM([.E16:.H16])" office:value-type="float" office:value="38.8196441117434" calcext:value-type="float">
            <text:p>38.8196441117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 office:value-type="float" office:value="40.770788408179" calcext:value-type="float">
            <text:p>40.77078840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3961999877" calcext:value-type="float">
            <text:p>10.3961999877</text:p>
          </table:table-cell>
          <table:table-cell office:value-type="float" office:value="11.025215137343" calcext:value-type="float">
            <text:p>11.0252151373</text:p>
          </table:table-cell>
          <table:table-cell office:value-type="float" office:value="9.203075" calcext:value-type="float">
            <text:p>9.203075</text:p>
          </table:table-cell>
          <table:table-cell office:value-type="float" office:value="10.146298" calcext:value-type="float">
            <text:p>10.146298</text:p>
          </table:table-cell>
          <table:table-cell table:formula="of:=SUM([.E17:.H17])" office:value-type="float" office:value="40.770788125043" calcext:value-type="float">
            <text:p>40.770788125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 office:value-type="float" office:value="39.675796843367" calcext:value-type="float">
            <text:p>39.67579684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072613504949" calcext:value-type="float">
            <text:p>12.0726135049</text:p>
          </table:table-cell>
          <table:table-cell office:value-type="float" office:value="10.91882470946" calcext:value-type="float">
            <text:p>10.9188247095</text:p>
          </table:table-cell>
          <table:table-cell office:value-type="float" office:value="8.624485" calcext:value-type="float">
            <text:p>8.624485</text:p>
          </table:table-cell>
          <table:table-cell office:value-type="float" office:value="8.059873" calcext:value-type="float">
            <text:p>8.059873</text:p>
          </table:table-cell>
          <table:table-cell table:formula="of:=SUM([.E18:.H18])" office:value-type="float" office:value="39.675796214409" calcext:value-type="float">
            <text:p>39.6757962144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 office:value-type="float" office:value="40.188584519181" calcext:value-type="float">
            <text:p>40.18858451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.364320669506" calcext:value-type="float">
            <text:p>11.3643206695</text:p>
          </table:table-cell>
          <table:table-cell office:value-type="float" office:value="9.3514224751435" calcext:value-type="float">
            <text:p>9.3514224751</text:p>
          </table:table-cell>
          <table:table-cell office:value-type="float" office:value="10.059394" calcext:value-type="float">
            <text:p>10.059394</text:p>
          </table:table-cell>
          <table:table-cell office:value-type="float" office:value="9.413447" calcext:value-type="float">
            <text:p>9.413447</text:p>
          </table:table-cell>
          <table:table-cell table:formula="of:=SUM([.E19:.H19])" office:value-type="float" office:value="40.1885841446495" calcext:value-type="float">
            <text:p>40.1885841446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 office:value-type="float" office:value="40.573802454555" calcext:value-type="float">
            <text:p>40.57380245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.992358683317" calcext:value-type="float">
            <text:p>10.9923586833</text:p>
          </table:table-cell>
          <table:table-cell office:value-type="float" office:value="11.78496018175" calcext:value-type="float">
            <text:p>11.7849601818</text:p>
          </table:table-cell>
          <table:table-cell office:value-type="float" office:value="8.981394" calcext:value-type="float">
            <text:p>8.981394</text:p>
          </table:table-cell>
          <table:table-cell office:value-type="float" office:value="8.815089" calcext:value-type="float">
            <text:p>8.815089</text:p>
          </table:table-cell>
          <table:table-cell table:formula="of:=SUM([.E20:.H20])" office:value-type="float" office:value="40.573801865067" calcext:value-type="float">
            <text:p>40.5738018651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 office:value-type="float" office:value="40.518471154912" calcext:value-type="float">
            <text:p>40.51847115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733040065931" calcext:value-type="float">
            <text:p>53.7330400659</text:p>
          </table:table-cell>
          <table:table-cell office:value-type="float" office:value="57.032222650001" calcext:value-type="float">
            <text:p>57.03222265</text:p>
          </table:table-cell>
          <table:table-cell office:value-type="float" office:value="10.597248" calcext:value-type="float">
            <text:p>10.597248</text:p>
          </table:table-cell>
          <table:table-cell office:value-type="float" office:value="9.273557" calcext:value-type="float">
            <text:p>9.273557</text:p>
          </table:table-cell>
          <table:table-cell table:formula="of:=SUM([.E21:.H21])" office:value-type="float" office:value="130.636067715932" calcext:value-type="float">
            <text:p>130.6360677159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 office:value-type="float" office:value="40.081098941003" calcext:value-type="float">
            <text:p>40.0810989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83312963488" calcext:value-type="float">
            <text:p>55.8331296349</text:p>
          </table:table-cell>
          <table:table-cell office:value-type="float" office:value="53.305205157638" calcext:value-type="float">
            <text:p>53.3052051576</text:p>
          </table:table-cell>
          <table:table-cell office:value-type="float" office:value="9.335216" calcext:value-type="float">
            <text:p>9.335216</text:p>
          </table:table-cell>
          <table:table-cell office:value-type="float" office:value="10.098217" calcext:value-type="float">
            <text:p>10.098217</text:p>
          </table:table-cell>
          <table:table-cell table:formula="of:=SUM([.E22:.H22])" office:value-type="float" office:value="128.571767792518" calcext:value-type="float">
            <text:p>128.5717677925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 office:value-type="float" office:value="41.5246717219" calcext:value-type="float">
            <text:p>41.52467172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.395477829703" calcext:value-type="float">
            <text:p>51.3954778297</text:p>
          </table:table-cell>
          <table:table-cell office:value-type="float" office:value="56.636400976786" calcext:value-type="float">
            <text:p>56.6364009768</text:p>
          </table:table-cell>
          <table:table-cell office:value-type="float" office:value="9.303004" calcext:value-type="float">
            <text:p>9.303004</text:p>
          </table:table-cell>
          <table:table-cell office:value-type="float" office:value="11.574002" calcext:value-type="float">
            <text:p>11.574002</text:p>
          </table:table-cell>
          <table:table-cell table:formula="of:=SUM([.E23:.H23])" office:value-type="float" office:value="128.908884806489" calcext:value-type="float">
            <text:p>128.9088848065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 office:value-type="float" office:value="43.133916470075" calcext:value-type="float">
            <text:p>43.13391647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.58990682263" calcext:value-type="float">
            <text:p>62.5899068226</text:p>
          </table:table-cell>
          <table:table-cell office:value-type="float" office:value="57.195743909045" calcext:value-type="float">
            <text:p>57.195743909</text:p>
          </table:table-cell>
          <table:table-cell office:value-type="float" office:value="10.314392" calcext:value-type="float">
            <text:p>10.314392</text:p>
          </table:table-cell>
          <table:table-cell office:value-type="float" office:value="12.171858" calcext:value-type="float">
            <text:p>12.171858</text:p>
          </table:table-cell>
          <table:table-cell table:formula="of:=SUM([.E24:.H24])" office:value-type="float" office:value="142.271900731675" calcext:value-type="float">
            <text:p>142.2719007317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 office:value-type="float" office:value="43.334414696408" calcext:value-type="float">
            <text:p>43.33441469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.855468349779" calcext:value-type="float">
            <text:p>57.8554683498</text:p>
          </table:table-cell>
          <table:table-cell office:value-type="float" office:value="59.560897396125" calcext:value-type="float">
            <text:p>59.5608973961</text:p>
          </table:table-cell>
          <table:table-cell office:value-type="float" office:value="11.129237" calcext:value-type="float">
            <text:p>11.129237</text:p>
          </table:table-cell>
          <table:table-cell office:value-type="float" office:value="11.557512" calcext:value-type="float">
            <text:p>11.557512</text:p>
          </table:table-cell>
          <table:table-cell table:formula="of:=SUM([.E25:.H25])" office:value-type="float" office:value="140.103114745904" calcext:value-type="float">
            <text:p>140.1031147459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 office:value-type="float" office:value="40.502497248508" calcext:value-type="float">
            <text:p>40.50249724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839342834802" calcext:value-type="float">
            <text:p>58.8393428348</text:p>
          </table:table-cell>
          <table:table-cell office:value-type="float" office:value="59.193910083482" calcext:value-type="float">
            <text:p>59.1939100835</text:p>
          </table:table-cell>
          <table:table-cell office:value-type="float" office:value="10.25558" calcext:value-type="float">
            <text:p>10.25558</text:p>
          </table:table-cell>
          <table:table-cell office:value-type="float" office:value="9.599251" calcext:value-type="float">
            <text:p>9.599251</text:p>
          </table:table-cell>
          <table:table-cell table:formula="of:=SUM([.E26:.H26])" office:value-type="float" office:value="137.888083918284" calcext:value-type="float">
            <text:p>137.8880839183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 office:value-type="float" office:value="41.673760902857" calcext:value-type="float">
            <text:p>41.67376090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038617826157" calcext:value-type="float">
            <text:p>58.0386178262</text:p>
          </table:table-cell>
          <table:table-cell office:value-type="float" office:value="58.779882942854" calcext:value-type="float">
            <text:p>58.7798829429</text:p>
          </table:table-cell>
          <table:table-cell office:value-type="float" office:value="11.161118" calcext:value-type="float">
            <text:p>11.161118</text:p>
          </table:table-cell>
          <table:table-cell office:value-type="float" office:value="9.864977" calcext:value-type="float">
            <text:p>9.864977</text:p>
          </table:table-cell>
          <table:table-cell table:formula="of:=SUM([.E27:.H27])" office:value-type="float" office:value="137.844595769011" calcext:value-type="float">
            <text:p>137.844595769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 office:value-type="float" office:value="39.658524617648" calcext:value-type="float">
            <text:p>39.65852461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445319098312" calcext:value-type="float">
            <text:p>53.4453190983</text:p>
          </table:table-cell>
          <table:table-cell office:value-type="float" office:value="55.646702462029" calcext:value-type="float">
            <text:p>55.646702462</text:p>
          </table:table-cell>
          <table:table-cell office:value-type="float" office:value="8.921318" calcext:value-type="float">
            <text:p>8.921318</text:p>
          </table:table-cell>
          <table:table-cell office:value-type="float" office:value="10.089541" calcext:value-type="float">
            <text:p>10.089541</text:p>
          </table:table-cell>
          <table:table-cell table:formula="of:=SUM([.E28:.H28])" office:value-type="float" office:value="128.102880560341" calcext:value-type="float">
            <text:p>128.1028805603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 office:value-type="float" office:value="41.678925572506" calcext:value-type="float">
            <text:p>41.67892557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141523646027" calcext:value-type="float">
            <text:p>58.141523646</text:p>
          </table:table-cell>
          <table:table-cell office:value-type="float" office:value="59.134158890308" calcext:value-type="float">
            <text:p>59.1341588903</text:p>
          </table:table-cell>
          <table:table-cell office:value-type="float" office:value="10.118813" calcext:value-type="float">
            <text:p>10.118813</text:p>
          </table:table-cell>
          <table:table-cell office:value-type="float" office:value="10.912446" calcext:value-type="float">
            <text:p>10.912446</text:p>
          </table:table-cell>
          <table:table-cell table:formula="of:=SUM([.E29:.H29])" office:value-type="float" office:value="138.306941536335" calcext:value-type="float">
            <text:p>138.3069415363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 office:value-type="float" office:value="40.372768744386" calcext:value-type="float">
            <text:p>40.37276874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692118741986" calcext:value-type="float">
            <text:p>53.692118742</text:p>
          </table:table-cell>
          <table:table-cell office:value-type="float" office:value="55.933005721317" calcext:value-type="float">
            <text:p>55.9330057213</text:p>
          </table:table-cell>
          <table:table-cell office:value-type="float" office:value="8.176332" calcext:value-type="float">
            <text:p>8.176332</text:p>
          </table:table-cell>
          <table:table-cell office:value-type="float" office:value="11.54877" calcext:value-type="float">
            <text:p>11.54877</text:p>
          </table:table-cell>
          <table:table-cell table:formula="of:=SUM([.E30:.H30])" office:value-type="float" office:value="129.350226463303" calcext:value-type="float">
            <text:p>129.3502264633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 office:value-type="float" office:value="40.49627892902" calcext:value-type="float">
            <text:p>40.4962789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.995031342014" calcext:value-type="float">
            <text:p>57.995031342</text:p>
          </table:table-cell>
          <table:table-cell office:value-type="float" office:value="59.18955781291" calcext:value-type="float">
            <text:p>59.1895578129</text:p>
          </table:table-cell>
          <table:table-cell office:value-type="float" office:value="10.367397" calcext:value-type="float">
            <text:p>10.367397</text:p>
          </table:table-cell>
          <table:table-cell office:value-type="float" office:value="9.481216" calcext:value-type="float">
            <text:p>9.481216</text:p>
          </table:table-cell>
          <table:table-cell table:formula="of:=SUM([.E31:.H31])" office:value-type="float" office:value="137.033202154924" calcext:value-type="float">
            <text:p>137.0332021549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 office:value-type="float" office:value="41.718236503677" calcext:value-type="float">
            <text:p>41.71823650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692980924892" calcext:value-type="float">
            <text:p>58.6929809249</text:p>
          </table:table-cell>
          <table:table-cell office:value-type="float" office:value="56.999367362621" calcext:value-type="float">
            <text:p>56.9993673626</text:p>
          </table:table-cell>
          <table:table-cell office:value-type="float" office:value="11.604778" calcext:value-type="float">
            <text:p>11.604778</text:p>
          </table:table-cell>
          <table:table-cell office:value-type="float" office:value="9.465792" calcext:value-type="float">
            <text:p>9.465792</text:p>
          </table:table-cell>
          <table:table-cell table:formula="of:=SUM([.E32:.H32])" office:value-type="float" office:value="136.762918287513" calcext:value-type="float">
            <text:p>136.7629182875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 office:value-type="float" office:value="38.326494233902" calcext:value-type="float">
            <text:p>38.32649423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597276649596" calcext:value-type="float">
            <text:p>54.5972766496</text:p>
          </table:table-cell>
          <table:table-cell office:value-type="float" office:value="57.321158646845" calcext:value-type="float">
            <text:p>57.3211586468</text:p>
          </table:table-cell>
          <table:table-cell office:value-type="float" office:value="8.027103" calcext:value-type="float">
            <text:p>8.027103</text:p>
          </table:table-cell>
          <table:table-cell office:value-type="float" office:value="9.651725" calcext:value-type="float">
            <text:p>9.651725</text:p>
          </table:table-cell>
          <table:table-cell table:formula="of:=SUM([.E33:.H33])" office:value-type="float" office:value="129.597263296441" calcext:value-type="float">
            <text:p>129.5972632964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 office:value-type="float" office:value="38.634885747978" calcext:value-type="float">
            <text:p>38.6348857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124514420296" calcext:value-type="float">
            <text:p>52.1245144203</text:p>
          </table:table-cell>
          <table:table-cell office:value-type="float" office:value="58.236447574853" calcext:value-type="float">
            <text:p>58.2364475749</text:p>
          </table:table-cell>
          <table:table-cell office:value-type="float" office:value="9.7486" calcext:value-type="float">
            <text:p>9.7486</text:p>
          </table:table-cell>
          <table:table-cell office:value-type="float" office:value="8.23862" calcext:value-type="float">
            <text:p>8.23862</text:p>
          </table:table-cell>
          <table:table-cell table:formula="of:=SUM([.E34:.H34])" office:value-type="float" office:value="128.348181995149" calcext:value-type="float">
            <text:p>128.3481819951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 office:value-type="float" office:value="41.985008264153" calcext:value-type="float">
            <text:p>41.98500826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9.505947176508" calcext:value-type="float">
            <text:p>59.5059471765</text:p>
          </table:table-cell>
          <table:table-cell office:value-type="float" office:value="59.970847484285" calcext:value-type="float">
            <text:p>59.9708474843</text:p>
          </table:table-cell>
          <table:table-cell office:value-type="float" office:value="12.206106" calcext:value-type="float">
            <text:p>12.206106</text:p>
          </table:table-cell>
          <table:table-cell office:value-type="float" office:value="9.131236" calcext:value-type="float">
            <text:p>9.131236</text:p>
          </table:table-cell>
          <table:table-cell table:formula="of:=SUM([.E35:.H35])" office:value-type="float" office:value="140.814136660793" calcext:value-type="float">
            <text:p>140.8141366608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 office:value-type="float" office:value="39.958717974962" calcext:value-type="float">
            <text:p>39.9587179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15908857513" calcext:value-type="float">
            <text:p>56.1590885751</text:p>
          </table:table-cell>
          <table:table-cell office:value-type="float" office:value="56.373545045089" calcext:value-type="float">
            <text:p>56.3735450451</text:p>
          </table:table-cell>
          <table:table-cell office:value-type="float" office:value="10.792928" calcext:value-type="float">
            <text:p>10.792928</text:p>
          </table:table-cell>
          <table:table-cell office:value-type="float" office:value="8.518124" calcext:value-type="float">
            <text:p>8.518124</text:p>
          </table:table-cell>
          <table:table-cell table:formula="of:=SUM([.E36:.H36])" office:value-type="float" office:value="131.843685620219" calcext:value-type="float">
            <text:p>131.8436856202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 office:value-type="float" office:value="39.296055467155" calcext:value-type="float">
            <text:p>39.29605546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477279709282" calcext:value-type="float">
            <text:p>58.4772797093</text:p>
          </table:table-cell>
          <table:table-cell office:value-type="float" office:value="54.494621936981" calcext:value-type="float">
            <text:p>54.494621937</text:p>
          </table:table-cell>
          <table:table-cell office:value-type="float" office:value="7.828402" calcext:value-type="float">
            <text:p>7.828402</text:p>
          </table:table-cell>
          <table:table-cell office:value-type="float" office:value="10.819988" calcext:value-type="float">
            <text:p>10.819988</text:p>
          </table:table-cell>
          <table:table-cell table:formula="of:=SUM([.E37:.H37])" office:value-type="float" office:value="131.620291646263" calcext:value-type="float">
            <text:p>131.6202916463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 office:value-type="float" office:value="38.110055334319" calcext:value-type="float">
            <text:p>38.11005533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932440712538" calcext:value-type="float">
            <text:p>54.9324407125</text:p>
          </table:table-cell>
          <table:table-cell office:value-type="float" office:value="53.449884820819" calcext:value-type="float">
            <text:p>53.4498848208</text:p>
          </table:table-cell>
          <table:table-cell office:value-type="float" office:value="10.147047" calcext:value-type="float">
            <text:p>10.147047</text:p>
          </table:table-cell>
          <table:table-cell office:value-type="float" office:value="7.315342" calcext:value-type="float">
            <text:p>7.315342</text:p>
          </table:table-cell>
          <table:table-cell table:formula="of:=SUM([.E38:.H38])" office:value-type="float" office:value="125.844714533357" calcext:value-type="float">
            <text:p>125.8447145334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 office:value-type="float" office:value="41.261423539695" calcext:value-type="float">
            <text:p>41.26142353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185488343874" calcext:value-type="float">
            <text:p>54.1854883439</text:p>
          </table:table-cell>
          <table:table-cell office:value-type="float" office:value="60.929941407984" calcext:value-type="float">
            <text:p>60.929941408</text:p>
          </table:table-cell>
          <table:table-cell office:value-type="float" office:value="10.387597" calcext:value-type="float">
            <text:p>10.387597</text:p>
          </table:table-cell>
          <table:table-cell office:value-type="float" office:value="10.226161" calcext:value-type="float">
            <text:p>10.226161</text:p>
          </table:table-cell>
          <table:table-cell table:formula="of:=SUM([.E39:.H39])" office:value-type="float" office:value="135.729187751858" calcext:value-type="float">
            <text:p>135.7291877519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 office:value-type="float" office:value="38.930505171085" calcext:value-type="float">
            <text:p>38.93050517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726545429972" calcext:value-type="float">
            <text:p>58.72654543</text:p>
          </table:table-cell>
          <table:table-cell office:value-type="float" office:value="53.156765458213" calcext:value-type="float">
            <text:p>53.1567654582</text:p>
          </table:table-cell>
          <table:table-cell office:value-type="float" office:value="6.891131" calcext:value-type="float">
            <text:p>6.891131</text:p>
          </table:table-cell>
          <table:table-cell office:value-type="float" office:value="11.391708" calcext:value-type="float">
            <text:p>11.391708</text:p>
          </table:table-cell>
          <table:table-cell table:formula="of:=SUM([.E40:.H40])" office:value-type="float" office:value="130.166149888185" calcext:value-type="float">
            <text:p>130.1661498882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 office:value-type="float" office:value="38.195010484648" calcext:value-type="float">
            <text:p>38.19501048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630542849394" calcext:value-type="float">
            <text:p>54.6305428494</text:p>
          </table:table-cell>
          <table:table-cell office:value-type="float" office:value="58.029943830529" calcext:value-type="float">
            <text:p>58.0299438305</text:p>
          </table:table-cell>
          <table:table-cell office:value-type="float" office:value="8.149516" calcext:value-type="float">
            <text:p>8.149516</text:p>
          </table:table-cell>
          <table:table-cell office:value-type="float" office:value="9.397829" calcext:value-type="float">
            <text:p>9.397829</text:p>
          </table:table-cell>
          <table:table-cell table:formula="of:=SUM([.E41:.H41])" office:value-type="float" office:value="130.207831679923" calcext:value-type="float">
            <text:p>130.2078316799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 office:value-type="float" office:value="40.211165590818" calcext:value-type="float">
            <text:p>40.21116559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923599951745" calcext:value-type="float">
            <text:p>54.9235999517</text:p>
          </table:table-cell>
          <table:table-cell office:value-type="float" office:value="55.902155226193" calcext:value-type="float">
            <text:p>55.9021552262</text:p>
          </table:table-cell>
          <table:table-cell office:value-type="float" office:value="7.868165" calcext:value-type="float">
            <text:p>7.868165</text:p>
          </table:table-cell>
          <table:table-cell office:value-type="float" office:value="11.695334" calcext:value-type="float">
            <text:p>11.695334</text:p>
          </table:table-cell>
          <table:table-cell table:formula="of:=SUM([.E42:.H42])" office:value-type="float" office:value="130.389254177938" calcext:value-type="float">
            <text:p>130.3892541779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 office:value-type="float" office:value="42.197774383686" calcext:value-type="float">
            <text:p>42.1977743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.559026729562" calcext:value-type="float">
            <text:p>50.5590267296</text:p>
          </table:table-cell>
          <table:table-cell office:value-type="float" office:value="56.722188221719" calcext:value-type="float">
            <text:p>56.7221882217</text:p>
          </table:table-cell>
          <table:table-cell office:value-type="float" office:value="10.514712" calcext:value-type="float">
            <text:p>10.514712</text:p>
          </table:table-cell>
          <table:table-cell office:value-type="float" office:value="11.035396" calcext:value-type="float">
            <text:p>11.035396</text:p>
          </table:table-cell>
          <table:table-cell table:formula="of:=SUM([.E43:.H43])" office:value-type="float" office:value="128.831322951281" calcext:value-type="float">
            <text:p>128.8313229513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 office:value-type="float" office:value="39.697930086878" calcext:value-type="float">
            <text:p>39.6979300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94959499163" calcext:value-type="float">
            <text:p>58.9495949916</text:p>
          </table:table-cell>
          <table:table-cell office:value-type="float" office:value="59.234305387683" calcext:value-type="float">
            <text:p>59.2343053877</text:p>
          </table:table-cell>
          <table:table-cell office:value-type="float" office:value="8.26671" calcext:value-type="float">
            <text:p>8.26671</text:p>
          </table:table-cell>
          <table:table-cell office:value-type="float" office:value="10.783554" calcext:value-type="float">
            <text:p>10.783554</text:p>
          </table:table-cell>
          <table:table-cell table:formula="of:=SUM([.E44:.H44])" office:value-type="float" office:value="137.234164379313" calcext:value-type="float">
            <text:p>137.2341643793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 office:value-type="float" office:value="41.290717529452" calcext:value-type="float">
            <text:p>41.29071752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335446668439" calcext:value-type="float">
            <text:p>53.3354466684</text:p>
          </table:table-cell>
          <table:table-cell office:value-type="float" office:value="58.327269444604" calcext:value-type="float">
            <text:p>58.3272694446</text:p>
          </table:table-cell>
          <table:table-cell office:value-type="float" office:value="9.134959" calcext:value-type="float">
            <text:p>9.134959</text:p>
          </table:table-cell>
          <table:table-cell office:value-type="float" office:value="11.508092" calcext:value-type="float">
            <text:p>11.508092</text:p>
          </table:table-cell>
          <table:table-cell table:formula="of:=SUM([.E45:.H45])" office:value-type="float" office:value="132.305767113043" calcext:value-type="float">
            <text:p>132.305767113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 office:value-type="float" office:value="41.775201140177" calcext:value-type="float">
            <text:p>41.77520114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991105577267" calcext:value-type="float">
            <text:p>53.9911055773</text:p>
          </table:table-cell>
          <table:table-cell office:value-type="float" office:value="56.874860120602" calcext:value-type="float">
            <text:p>56.8748601206</text:p>
          </table:table-cell>
          <table:table-cell office:value-type="float" office:value="10.823162" calcext:value-type="float">
            <text:p>10.823162</text:p>
          </table:table-cell>
          <table:table-cell office:value-type="float" office:value="10.304373" calcext:value-type="float">
            <text:p>10.304373</text:p>
          </table:table-cell>
          <table:table-cell table:formula="of:=SUM([.E46:.H46])" office:value-type="float" office:value="131.993500697869" calcext:value-type="float">
            <text:p>131.9935006979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 office:value-type="float" office:value="41.952522441785" calcext:value-type="float">
            <text:p>41.95252244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494764424078" calcext:value-type="float">
            <text:p>52.4947644241</text:p>
          </table:table-cell>
          <table:table-cell office:value-type="float" office:value="51.622441933543" calcext:value-type="float">
            <text:p>51.6224419335</text:p>
          </table:table-cell>
          <table:table-cell office:value-type="float" office:value="12.240842" calcext:value-type="float">
            <text:p>12.240842</text:p>
          </table:table-cell>
          <table:table-cell office:value-type="float" office:value="9.064015" calcext:value-type="float">
            <text:p>9.064015</text:p>
          </table:table-cell>
          <table:table-cell table:formula="of:=SUM([.E47:.H47])" office:value-type="float" office:value="125.422063357621" calcext:value-type="float">
            <text:p>125.4220633576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 office:value-type="float" office:value="39.206068594503" calcext:value-type="float">
            <text:p>39.20606859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.825589642968" calcext:value-type="float">
            <text:p>51.825589643</text:p>
          </table:table-cell>
          <table:table-cell office:value-type="float" office:value="48.968461247782" calcext:value-type="float">
            <text:p>48.9684612478</text:p>
          </table:table-cell>
          <table:table-cell office:value-type="float" office:value="10.51525" calcext:value-type="float">
            <text:p>10.51525</text:p>
          </table:table-cell>
          <table:table-cell office:value-type="float" office:value="8.043152" calcext:value-type="float">
            <text:p>8.043152</text:p>
          </table:table-cell>
          <table:table-cell table:formula="of:=SUM([.E48:.H48])" office:value-type="float" office:value="119.35245289075" calcext:value-type="float">
            <text:p>119.3524528908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 office:value-type="float" office:value="43.518361670994" calcext:value-type="float">
            <text:p>43.5183616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571453062191" calcext:value-type="float">
            <text:p>56.5714530622</text:p>
          </table:table-cell>
          <table:table-cell office:value-type="float" office:value="61.487598017982" calcext:value-type="float">
            <text:p>61.487598018</text:p>
          </table:table-cell>
          <table:table-cell office:value-type="float" office:value="12.009413" calcext:value-type="float">
            <text:p>12.009413</text:p>
          </table:table-cell>
          <table:table-cell office:value-type="float" office:value="10.861283" calcext:value-type="float">
            <text:p>10.861283</text:p>
          </table:table-cell>
          <table:table-cell table:formula="of:=SUM([.E49:.H49])" office:value-type="float" office:value="140.929747080173" calcext:value-type="float">
            <text:p>140.9297470802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 office:value-type="float" office:value="40.27535126467" calcext:value-type="float">
            <text:p>40.27535126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159603455757" calcext:value-type="float">
            <text:p>58.1596034558</text:p>
          </table:table-cell>
          <table:table-cell office:value-type="float" office:value="56.515109577554" calcext:value-type="float">
            <text:p>56.5151095776</text:p>
          </table:table-cell>
          <table:table-cell office:value-type="float" office:value="10.909177" calcext:value-type="float">
            <text:p>10.909177</text:p>
          </table:table-cell>
          <table:table-cell office:value-type="float" office:value="8.718508" calcext:value-type="float">
            <text:p>8.718508</text:p>
          </table:table-cell>
          <table:table-cell table:formula="of:=SUM([.E50:.H50])" office:value-type="float" office:value="134.302398033311" calcext:value-type="float">
            <text:p>134.3023980333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 office:value-type="float" office:value="40.632422438283" calcext:value-type="float">
            <text:p>40.63242243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988539426807" calcext:value-type="float">
            <text:p>60.9885394268</text:p>
          </table:table-cell>
          <table:table-cell office:value-type="float" office:value="56.848488722904" calcext:value-type="float">
            <text:p>56.8484887229</text:p>
          </table:table-cell>
          <table:table-cell office:value-type="float" office:value="10.357172" calcext:value-type="float">
            <text:p>10.357172</text:p>
          </table:table-cell>
          <table:table-cell office:value-type="float" office:value="9.627584" calcext:value-type="float">
            <text:p>9.627584</text:p>
          </table:table-cell>
          <table:table-cell table:formula="of:=SUM([.E51:.H51])" office:value-type="float" office:value="137.821784149711" calcext:value-type="float">
            <text:p>137.8217841497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 office:value-type="float" office:value="38.654796125644" calcext:value-type="float">
            <text:p>38.65479612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873879919447" calcext:value-type="float">
            <text:p>52.8738799194</text:p>
          </table:table-cell>
          <table:table-cell office:value-type="float" office:value="59.808372319421" calcext:value-type="float">
            <text:p>59.8083723194</text:p>
          </table:table-cell>
          <table:table-cell office:value-type="float" office:value="8.950711" calcext:value-type="float">
            <text:p>8.950711</text:p>
          </table:table-cell>
          <table:table-cell office:value-type="float" office:value="9.056419" calcext:value-type="float">
            <text:p>9.056419</text:p>
          </table:table-cell>
          <table:table-cell table:formula="of:=SUM([.E52:.H52])" office:value-type="float" office:value="130.689382238868" calcext:value-type="float">
            <text:p>130.6893822389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 office:value-type="float" office:value="38.55781667599" calcext:value-type="float">
            <text:p>38.5578166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371138946416" calcext:value-type="float">
            <text:p>53.3711389464</text:p>
          </table:table-cell>
          <table:table-cell office:value-type="float" office:value="55.073951410982" calcext:value-type="float">
            <text:p>55.073951411</text:p>
          </table:table-cell>
          <table:table-cell office:value-type="float" office:value="8.646973" calcext:value-type="float">
            <text:p>8.646973</text:p>
          </table:table-cell>
          <table:table-cell office:value-type="float" office:value="9.263178" calcext:value-type="float">
            <text:p>9.263178</text:p>
          </table:table-cell>
          <table:table-cell table:formula="of:=SUM([.E53:.H53])" office:value-type="float" office:value="126.355241357398" calcext:value-type="float">
            <text:p>126.3552413574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 office:value-type="float" office:value="42.57279386241" calcext:value-type="float">
            <text:p>42.57279386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821467293267" calcext:value-type="float">
            <text:p>56.8214672933</text:p>
          </table:table-cell>
          <table:table-cell office:value-type="float" office:value="55.901016394914" calcext:value-type="float">
            <text:p>55.9010163949</text:p>
          </table:table-cell>
          <table:table-cell office:value-type="float" office:value="10.380606" calcext:value-type="float">
            <text:p>10.380606</text:p>
          </table:table-cell>
          <table:table-cell office:value-type="float" office:value="11.544522" calcext:value-type="float">
            <text:p>11.544522</text:p>
          </table:table-cell>
          <table:table-cell table:formula="of:=SUM([.E54:.H54])" office:value-type="float" office:value="134.647611688181" calcext:value-type="float">
            <text:p>134.6476116882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 office:value-type="float" office:value="42.746152441099" calcext:value-type="float">
            <text:p>42.74615244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19551779121" calcext:value-type="float">
            <text:p>58.1955177912</text:p>
          </table:table-cell>
          <table:table-cell office:value-type="float" office:value="54.67272296851" calcext:value-type="float">
            <text:p>54.6727229685</text:p>
          </table:table-cell>
          <table:table-cell office:value-type="float" office:value="12.270428" calcext:value-type="float">
            <text:p>12.270428</text:p>
          </table:table-cell>
          <table:table-cell office:value-type="float" office:value="9.828058" calcext:value-type="float">
            <text:p>9.828058</text:p>
          </table:table-cell>
          <table:table-cell table:formula="of:=SUM([.E55:.H55])" office:value-type="float" office:value="134.96672675972" calcext:value-type="float">
            <text:p>134.9667267597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 office:value-type="float" office:value="42.044295854926" calcext:value-type="float">
            <text:p>42.04429585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188089657295" calcext:value-type="float">
            <text:p>58.1880896573</text:p>
          </table:table-cell>
          <table:table-cell office:value-type="float" office:value="54.636847821867" calcext:value-type="float">
            <text:p>54.6368478219</text:p>
          </table:table-cell>
          <table:table-cell office:value-type="float" office:value="12.073212" calcext:value-type="float">
            <text:p>12.073212</text:p>
          </table:table-cell>
          <table:table-cell office:value-type="float" office:value="9.323418" calcext:value-type="float">
            <text:p>9.323418</text:p>
          </table:table-cell>
          <table:table-cell table:formula="of:=SUM([.E56:.H56])" office:value-type="float" office:value="134.221567479162" calcext:value-type="float">
            <text:p>134.2215674792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 office:value-type="float" office:value="39.76127129114" calcext:value-type="float">
            <text:p>39.76127129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159218753803" calcext:value-type="float">
            <text:p>53.1592187538</text:p>
          </table:table-cell>
          <table:table-cell office:value-type="float" office:value="58.093658892585" calcext:value-type="float">
            <text:p>58.0936588926</text:p>
          </table:table-cell>
          <table:table-cell office:value-type="float" office:value="8.258461" calcext:value-type="float">
            <text:p>8.258461</text:p>
          </table:table-cell>
          <table:table-cell office:value-type="float" office:value="10.855144" calcext:value-type="float">
            <text:p>10.855144</text:p>
          </table:table-cell>
          <table:table-cell table:formula="of:=SUM([.E57:.H57])" office:value-type="float" office:value="130.366482646388" calcext:value-type="float">
            <text:p>130.3664826464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 office:value-type="float" office:value="41.192742096546" calcext:value-type="float">
            <text:p>41.19274209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9.647604192725" calcext:value-type="float">
            <text:p>59.6476041927</text:p>
          </table:table-cell>
          <table:table-cell office:value-type="float" office:value="57.158163692315" calcext:value-type="float">
            <text:p>57.1581636923</text:p>
          </table:table-cell>
          <table:table-cell office:value-type="float" office:value="10.145221" calcext:value-type="float">
            <text:p>10.145221</text:p>
          </table:table-cell>
          <table:table-cell office:value-type="float" office:value="10.399855" calcext:value-type="float">
            <text:p>10.399855</text:p>
          </table:table-cell>
          <table:table-cell table:formula="of:=SUM([.E58:.H58])" office:value-type="float" office:value="137.35084388504" calcext:value-type="float">
            <text:p>137.350843885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 office:value-type="float" office:value="39.098397735515" calcext:value-type="float">
            <text:p>39.09839773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63949043035" calcext:value-type="float">
            <text:p>56.363949043</text:p>
          </table:table-cell>
          <table:table-cell office:value-type="float" office:value="62.113746025429" calcext:value-type="float">
            <text:p>62.1137460254</text:p>
          </table:table-cell>
          <table:table-cell office:value-type="float" office:value="8.860097" calcext:value-type="float">
            <text:p>8.860097</text:p>
          </table:table-cell>
          <table:table-cell office:value-type="float" office:value="9.590635" calcext:value-type="float">
            <text:p>9.590635</text:p>
          </table:table-cell>
          <table:table-cell table:formula="of:=SUM([.E59:.H59])" office:value-type="float" office:value="136.928427068464" calcext:value-type="float">
            <text:p>136.9284270685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 office:value-type="float" office:value="38.753797499793" calcext:value-type="float">
            <text:p>38.75379749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971270045708" calcext:value-type="float">
            <text:p>55.9712700457</text:p>
          </table:table-cell>
          <table:table-cell office:value-type="float" office:value="50.827878504136" calcext:value-type="float">
            <text:p>50.8278785041</text:p>
          </table:table-cell>
          <table:table-cell office:value-type="float" office:value="8.511356" calcext:value-type="float">
            <text:p>8.511356</text:p>
          </table:table-cell>
          <table:table-cell office:value-type="float" office:value="9.594776" calcext:value-type="float">
            <text:p>9.594776</text:p>
          </table:table-cell>
          <table:table-cell table:formula="of:=SUM([.E60:.H60])" office:value-type="float" office:value="124.905280549844" calcext:value-type="float">
            <text:p>124.9052805498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 office:value-type="float" office:value="40.242749971878" calcext:value-type="float">
            <text:p>40.24274997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711341743781" calcext:value-type="float">
            <text:p>60.7113417438</text:p>
          </table:table-cell>
          <table:table-cell office:value-type="float" office:value="60.782535627742" calcext:value-type="float">
            <text:p>60.7825356277</text:p>
          </table:table-cell>
          <table:table-cell office:value-type="float" office:value="8.925672" calcext:value-type="float">
            <text:p>8.925672</text:p>
          </table:table-cell>
          <table:table-cell office:value-type="float" office:value="10.669412" calcext:value-type="float">
            <text:p>10.669412</text:p>
          </table:table-cell>
          <table:table-cell table:formula="of:=SUM([.E61:.H61])" office:value-type="float" office:value="141.088961371523" calcext:value-type="float">
            <text:p>141.0889613715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 office:value-type="float" office:value="43.068572487423" calcext:value-type="float">
            <text:p>43.06857248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64446285889" calcext:value-type="float">
            <text:p>52.6444628589</text:p>
          </table:table-cell>
          <table:table-cell office:value-type="float" office:value="52.011089616243" calcext:value-type="float">
            <text:p>52.0110896162</text:p>
          </table:table-cell>
          <table:table-cell office:value-type="float" office:value="9.184978" calcext:value-type="float">
            <text:p>9.184978</text:p>
          </table:table-cell>
          <table:table-cell office:value-type="float" office:value="13.235928" calcext:value-type="float">
            <text:p>13.235928</text:p>
          </table:table-cell>
          <table:table-cell table:formula="of:=SUM([.E62:.H62])" office:value-type="float" office:value="127.076458475133" calcext:value-type="float">
            <text:p>127.0764584751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 office:value-type="float" office:value="40.891511308603" calcext:value-type="float">
            <text:p>40.89151130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795280579608" calcext:value-type="float">
            <text:p>55.7952805796</text:p>
          </table:table-cell>
          <table:table-cell office:value-type="float" office:value="57.993935049639" calcext:value-type="float">
            <text:p>57.9939350496</text:p>
          </table:table-cell>
          <table:table-cell office:value-type="float" office:value="10.257442" calcext:value-type="float">
            <text:p>10.257442</text:p>
          </table:table-cell>
          <table:table-cell office:value-type="float" office:value="9.986403" calcext:value-type="float">
            <text:p>9.986403</text:p>
          </table:table-cell>
          <table:table-cell table:formula="of:=SUM([.E63:.H63])" office:value-type="float" office:value="134.033060629247" calcext:value-type="float">
            <text:p>134.0330606292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 office:value-type="float" office:value="39.001145712571" calcext:value-type="float">
            <text:p>39.00114571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2978757051" calcext:value-type="float">
            <text:p>55.4297875705</text:p>
          </table:table-cell>
          <table:table-cell office:value-type="float" office:value="57.397137038227" calcext:value-type="float">
            <text:p>57.3971370382</text:p>
          </table:table-cell>
          <table:table-cell office:value-type="float" office:value="8.304817" calcext:value-type="float">
            <text:p>8.304817</text:p>
          </table:table-cell>
          <table:table-cell office:value-type="float" office:value="10.048663" calcext:value-type="float">
            <text:p>10.048663</text:p>
          </table:table-cell>
          <table:table-cell table:formula="of:=SUM([.E64:.H64])" office:value-type="float" office:value="131.180404608737" calcext:value-type="float">
            <text:p>131.1804046087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 office:value-type="float" office:value="40.081485823909" calcext:value-type="float">
            <text:p>40.08148582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.856874006844" calcext:value-type="float">
            <text:p>57.8568740068</text:p>
          </table:table-cell>
          <table:table-cell office:value-type="float" office:value="58.465283702026" calcext:value-type="float">
            <text:p>58.465283702</text:p>
          </table:table-cell>
          <table:table-cell office:value-type="float" office:value="11.694479" calcext:value-type="float">
            <text:p>11.694479</text:p>
          </table:table-cell>
          <table:table-cell office:value-type="float" office:value="7.739341" calcext:value-type="float">
            <text:p>7.739341</text:p>
          </table:table-cell>
          <table:table-cell table:formula="of:=SUM([.E65:.H65])" office:value-type="float" office:value="135.75597770887" calcext:value-type="float">
            <text:p>135.7559777089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 office:value-type="float" office:value="39.619040946667" calcext:value-type="float">
            <text:p>39.61904094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909396884122" calcext:value-type="float">
            <text:p>58.9093968841</text:p>
          </table:table-cell>
          <table:table-cell office:value-type="float" office:value="55.195453908795" calcext:value-type="float">
            <text:p>55.1954539088</text:p>
          </table:table-cell>
          <table:table-cell office:value-type="float" office:value="9.37981" calcext:value-type="float">
            <text:p>9.37981</text:p>
          </table:table-cell>
          <table:table-cell office:value-type="float" office:value="9.591565" calcext:value-type="float">
            <text:p>9.591565</text:p>
          </table:table-cell>
          <table:table-cell table:formula="of:=SUM([.E66:.H66])" office:value-type="float" office:value="133.076225792917" calcext:value-type="float">
            <text:p>133.0762257929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 office:value-type="float" office:value="39.462319466714" calcext:value-type="float">
            <text:p>39.46231946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9.6839700664" calcext:value-type="float">
            <text:p>59.6839700664</text:p>
          </table:table-cell>
          <table:table-cell office:value-type="float" office:value="55.333440100328" calcext:value-type="float">
            <text:p>55.3334401003</text:p>
          </table:table-cell>
          <table:table-cell office:value-type="float" office:value="10.042524" calcext:value-type="float">
            <text:p>10.042524</text:p>
          </table:table-cell>
          <table:table-cell office:value-type="float" office:value="8.772129" calcext:value-type="float">
            <text:p>8.772129</text:p>
          </table:table-cell>
          <table:table-cell table:formula="of:=SUM([.E67:.H67])" office:value-type="float" office:value="133.832063166728" calcext:value-type="float">
            <text:p>133.8320631667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 office:value-type="float" office:value="43.590718858187" calcext:value-type="float">
            <text:p>43.59071885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08643236847" calcext:value-type="float">
            <text:p>56.3086432368</text:p>
          </table:table-cell>
          <table:table-cell office:value-type="float" office:value="58.128168438487" calcext:value-type="float">
            <text:p>58.1281684385</text:p>
          </table:table-cell>
          <table:table-cell office:value-type="float" office:value="12.295898" calcext:value-type="float">
            <text:p>12.295898</text:p>
          </table:table-cell>
          <table:table-cell office:value-type="float" office:value="10.647155" calcext:value-type="float">
            <text:p>10.647155</text:p>
          </table:table-cell>
          <table:table-cell table:formula="of:=SUM([.E68:.H68])" office:value-type="float" office:value="137.379864675334" calcext:value-type="float">
            <text:p>137.3798646753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 office:value-type="float" office:value="41.355595572609" calcext:value-type="float">
            <text:p>41.3555955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044351542649" calcext:value-type="float">
            <text:p>54.0443515426</text:p>
          </table:table-cell>
          <table:table-cell office:value-type="float" office:value="60.279373117787" calcext:value-type="float">
            <text:p>60.2793731178</text:p>
          </table:table-cell>
          <table:table-cell office:value-type="float" office:value="9.844071" calcext:value-type="float">
            <text:p>9.844071</text:p>
          </table:table-cell>
          <table:table-cell office:value-type="float" office:value="10.863858" calcext:value-type="float">
            <text:p>10.863858</text:p>
          </table:table-cell>
          <table:table-cell table:formula="of:=SUM([.E69:.H69])" office:value-type="float" office:value="135.031653660436" calcext:value-type="float">
            <text:p>135.0316536604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 office:value-type="float" office:value="42.239872837058" calcext:value-type="float">
            <text:p>42.23987283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413790436075" calcext:value-type="float">
            <text:p>52.4137904361</text:p>
          </table:table-cell>
          <table:table-cell office:value-type="float" office:value="56.55517342244" calcext:value-type="float">
            <text:p>56.5551734224</text:p>
          </table:table-cell>
          <table:table-cell office:value-type="float" office:value="11.57299" calcext:value-type="float">
            <text:p>11.57299</text:p>
          </table:table-cell>
          <table:table-cell office:value-type="float" office:value="10.019217" calcext:value-type="float">
            <text:p>10.019217</text:p>
          </table:table-cell>
          <table:table-cell table:formula="of:=SUM([.E70:.H70])" office:value-type="float" office:value="130.561170858515" calcext:value-type="float">
            <text:p>130.5611708585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 office:value-type="float" office:value="40.897631269091" calcext:value-type="float">
            <text:p>40.89763126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609508722396" calcext:value-type="float">
            <text:p>60.6095087224</text:p>
          </table:table-cell>
          <table:table-cell office:value-type="float" office:value="57.605768177937" calcext:value-type="float">
            <text:p>57.6057681779</text:p>
          </table:table-cell>
          <table:table-cell office:value-type="float" office:value="9.103897" calcext:value-type="float">
            <text:p>9.103897</text:p>
          </table:table-cell>
          <table:table-cell office:value-type="float" office:value="11.146068" calcext:value-type="float">
            <text:p>11.146068</text:p>
          </table:table-cell>
          <table:table-cell table:formula="of:=SUM([.E71:.H71])" office:value-type="float" office:value="138.465241900333" calcext:value-type="float">
            <text:p>138.4652419003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 office:value-type="float" office:value="41.103830446146" calcext:value-type="float">
            <text:p>41.10383044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048866549399" calcext:value-type="float">
            <text:p>55.0488665494</text:p>
          </table:table-cell>
          <table:table-cell office:value-type="float" office:value="54.822806142352" calcext:value-type="float">
            <text:p>54.8228061424</text:p>
          </table:table-cell>
          <table:table-cell office:value-type="float" office:value="7.431631" calcext:value-type="float">
            <text:p>7.431631</text:p>
          </table:table-cell>
          <table:table-cell office:value-type="float" office:value="13.024533" calcext:value-type="float">
            <text:p>13.024533</text:p>
          </table:table-cell>
          <table:table-cell table:formula="of:=SUM([.E72:.H72])" office:value-type="float" office:value="130.327836691751" calcext:value-type="float">
            <text:p>130.3278366918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 office:value-type="float" office:value="39.211017367424" calcext:value-type="float">
            <text:p>39.21101736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179112165113" calcext:value-type="float">
            <text:p>60.1791121651</text:p>
          </table:table-cell>
          <table:table-cell office:value-type="float" office:value="57.589666351773" calcext:value-type="float">
            <text:p>57.5896663518</text:p>
          </table:table-cell>
          <table:table-cell office:value-type="float" office:value="9.964797" calcext:value-type="float">
            <text:p>9.964797</text:p>
          </table:table-cell>
          <table:table-cell office:value-type="float" office:value="8.598555" calcext:value-type="float">
            <text:p>8.598555</text:p>
          </table:table-cell>
          <table:table-cell table:formula="of:=SUM([.E73:.H73])" office:value-type="float" office:value="136.332130516886" calcext:value-type="float">
            <text:p>136.3321305169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 office:value-type="float" office:value="39.132018156202" calcext:value-type="float">
            <text:p>39.13201815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83122253854" calcext:value-type="float">
            <text:p>52.8312225385</text:p>
          </table:table-cell>
          <table:table-cell office:value-type="float" office:value="55.41079894016" calcext:value-type="float">
            <text:p>55.4107989402</text:p>
          </table:table-cell>
          <table:table-cell office:value-type="float" office:value="8.399345" calcext:value-type="float">
            <text:p>8.399345</text:p>
          </table:table-cell>
          <table:table-cell office:value-type="float" office:value="10.085007" calcext:value-type="float">
            <text:p>10.085007</text:p>
          </table:table-cell>
          <table:table-cell table:formula="of:=SUM([.E74:.H74])" office:value-type="float" office:value="126.7263734787" calcext:value-type="float">
            <text:p>126.7263734787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 office:value-type="float" office:value="40.79924888934" calcext:value-type="float">
            <text:p>40.79924888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331536922517" calcext:value-type="float">
            <text:p>55.3315369225</text:p>
          </table:table-cell>
          <table:table-cell office:value-type="float" office:value="57.024986386071" calcext:value-type="float">
            <text:p>57.0249863861</text:p>
          </table:table-cell>
          <table:table-cell office:value-type="float" office:value="10.371186" calcext:value-type="float">
            <text:p>10.371186</text:p>
          </table:table-cell>
          <table:table-cell office:value-type="float" office:value="9.780397" calcext:value-type="float">
            <text:p>9.780397</text:p>
          </table:table-cell>
          <table:table-cell table:formula="of:=SUM([.E75:.H75])" office:value-type="float" office:value="132.508106308588" calcext:value-type="float">
            <text:p>132.5081063086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 office:value-type="float" office:value="37.931250028665" calcext:value-type="float">
            <text:p>37.93125002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699117127716" calcext:value-type="float">
            <text:p>54.6991171277</text:p>
          </table:table-cell>
          <table:table-cell office:value-type="float" office:value="59.389218429145" calcext:value-type="float">
            <text:p>59.3892184291</text:p>
          </table:table-cell>
          <table:table-cell office:value-type="float" office:value="7.58334" calcext:value-type="float">
            <text:p>7.58334</text:p>
          </table:table-cell>
          <table:table-cell office:value-type="float" office:value="9.700244" calcext:value-type="float">
            <text:p>9.700244</text:p>
          </table:table-cell>
          <table:table-cell table:formula="of:=SUM([.E76:.H76])" office:value-type="float" office:value="131.371919556861" calcext:value-type="float">
            <text:p>131.3719195569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 office:value-type="float" office:value="39.788092892905" calcext:value-type="float">
            <text:p>39.78809289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998978506384" calcext:value-type="float">
            <text:p>55.9989785064</text:p>
          </table:table-cell>
          <table:table-cell office:value-type="float" office:value="62.250186876891" calcext:value-type="float">
            <text:p>62.2501868769</text:p>
          </table:table-cell>
          <table:table-cell office:value-type="float" office:value="10.227606" calcext:value-type="float">
            <text:p>10.227606</text:p>
          </table:table-cell>
          <table:table-cell office:value-type="float" office:value="8.912821" calcext:value-type="float">
            <text:p>8.912821</text:p>
          </table:table-cell>
          <table:table-cell table:formula="of:=SUM([.E77:.H77])" office:value-type="float" office:value="137.389592383275" calcext:value-type="float">
            <text:p>137.3895923833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 office:value-type="float" office:value="39.260729384111" calcext:value-type="float">
            <text:p>39.26072938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642687089666" calcext:value-type="float">
            <text:p>60.6426870897</text:p>
          </table:table-cell>
          <table:table-cell office:value-type="float" office:value="63.477855339527" calcext:value-type="float">
            <text:p>63.4778553395</text:p>
          </table:table-cell>
          <table:table-cell office:value-type="float" office:value="10.590634" calcext:value-type="float">
            <text:p>10.590634</text:p>
          </table:table-cell>
          <table:table-cell office:value-type="float" office:value="8.022429" calcext:value-type="float">
            <text:p>8.022429</text:p>
          </table:table-cell>
          <table:table-cell table:formula="of:=SUM([.E78:.H78])" office:value-type="float" office:value="142.733605429193" calcext:value-type="float">
            <text:p>142.7336054292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 office:value-type="float" office:value="42.37566736453" calcext:value-type="float">
            <text:p>42.37566736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44287217762" calcext:value-type="float">
            <text:p>54.4428721776</text:p>
          </table:table-cell>
          <table:table-cell office:value-type="float" office:value="58.381684446969" calcext:value-type="float">
            <text:p>58.381684447</text:p>
          </table:table-cell>
          <table:table-cell office:value-type="float" office:value="11.788958" calcext:value-type="float">
            <text:p>11.788958</text:p>
          </table:table-cell>
          <table:table-cell office:value-type="float" office:value="9.939043" calcext:value-type="float">
            <text:p>9.939043</text:p>
          </table:table-cell>
          <table:table-cell table:formula="of:=SUM([.E79:.H79])" office:value-type="float" office:value="134.552557624589" calcext:value-type="float">
            <text:p>134.5525576246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 office:value-type="float" office:value="41.581631752826" calcext:value-type="float">
            <text:p>41.58163175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9.749378527393" calcext:value-type="float">
            <text:p>59.7493785274</text:p>
          </table:table-cell>
          <table:table-cell office:value-type="float" office:value="59.404840356797" calcext:value-type="float">
            <text:p>59.4048403568</text:p>
          </table:table-cell>
          <table:table-cell office:value-type="float" office:value="9.881237" calcext:value-type="float">
            <text:p>9.881237</text:p>
          </table:table-cell>
          <table:table-cell office:value-type="float" office:value="11.052728" calcext:value-type="float">
            <text:p>11.052728</text:p>
          </table:table-cell>
          <table:table-cell table:formula="of:=SUM([.E80:.H80])" office:value-type="float" office:value="140.08818388419" calcext:value-type="float">
            <text:p>140.0881838842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 office:value-type="float" office:value="40.195345126778" calcext:value-type="float">
            <text:p>40.19534512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211258534288" calcext:value-type="float">
            <text:p>60.2112585343</text:p>
          </table:table-cell>
          <table:table-cell office:value-type="float" office:value="60.377397088246" calcext:value-type="float">
            <text:p>60.3773970882</text:p>
          </table:table-cell>
          <table:table-cell office:value-type="float" office:value="11.124291" calcext:value-type="float">
            <text:p>11.124291</text:p>
          </table:table-cell>
          <table:table-cell office:value-type="float" office:value="8.423388" calcext:value-type="float">
            <text:p>8.423388</text:p>
          </table:table-cell>
          <table:table-cell table:formula="of:=SUM([.E81:.H81])" office:value-type="float" office:value="140.136334622534" calcext:value-type="float">
            <text:p>140.1363346225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 office:value-type="float" office:value="41.410587957057" calcext:value-type="float">
            <text:p>41.41058795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94424024925" calcext:value-type="float">
            <text:p>55.9442402493</text:p>
          </table:table-cell>
          <table:table-cell office:value-type="float" office:value="51.362896225801" calcext:value-type="float">
            <text:p>51.3628962258</text:p>
          </table:table-cell>
          <table:table-cell office:value-type="float" office:value="8.793588" calcext:value-type="float">
            <text:p>8.793588</text:p>
          </table:table-cell>
          <table:table-cell office:value-type="float" office:value="11.969334" calcext:value-type="float">
            <text:p>11.969334</text:p>
          </table:table-cell>
          <table:table-cell table:formula="of:=SUM([.E82:.H82])" office:value-type="float" office:value="128.070058475051" calcext:value-type="float">
            <text:p>128.0700584751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 office:value-type="float" office:value="40.506387897455" calcext:value-type="float">
            <text:p>40.50638789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055354792159" calcext:value-type="float">
            <text:p>53.0553547922</text:p>
          </table:table-cell>
          <table:table-cell office:value-type="float" office:value="57.696518141258" calcext:value-type="float">
            <text:p>57.6965181413</text:p>
          </table:table-cell>
          <table:table-cell office:value-type="float" office:value="9.674609" calcext:value-type="float">
            <text:p>9.674609</text:p>
          </table:table-cell>
          <table:table-cell office:value-type="float" office:value="10.184113" calcext:value-type="float">
            <text:p>10.184113</text:p>
          </table:table-cell>
          <table:table-cell table:formula="of:=SUM([.E83:.H83])" office:value-type="float" office:value="130.610594933417" calcext:value-type="float">
            <text:p>130.6105949334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 office:value-type="float" office:value="41.261297822723" calcext:value-type="float">
            <text:p>41.26129782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418807670656" calcext:value-type="float">
            <text:p>56.4188076707</text:p>
          </table:table-cell>
          <table:table-cell office:value-type="float" office:value="53.047183418076" calcext:value-type="float">
            <text:p>53.0471834181</text:p>
          </table:table-cell>
          <table:table-cell office:value-type="float" office:value="11.180225" calcext:value-type="float">
            <text:p>11.180225</text:p>
          </table:table-cell>
          <table:table-cell office:value-type="float" office:value="9.433407" calcext:value-type="float">
            <text:p>9.433407</text:p>
          </table:table-cell>
          <table:table-cell table:formula="of:=SUM([.E84:.H84])" office:value-type="float" office:value="130.079623088732" calcext:value-type="float">
            <text:p>130.0796230887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 office:value-type="float" office:value="39.734410940838" calcext:value-type="float">
            <text:p>39.73441094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.110443321928" calcext:value-type="float">
            <text:p>63.1104433219</text:p>
          </table:table-cell>
          <table:table-cell office:value-type="float" office:value="56.885634353285" calcext:value-type="float">
            <text:p>56.8856343533</text:p>
          </table:table-cell>
          <table:table-cell office:value-type="float" office:value="9.688637" calcext:value-type="float">
            <text:p>9.688637</text:p>
          </table:table-cell>
          <table:table-cell office:value-type="float" office:value="9.398108" calcext:value-type="float">
            <text:p>9.398108</text:p>
          </table:table-cell>
          <table:table-cell table:formula="of:=SUM([.E85:.H85])" office:value-type="float" office:value="139.082822675213" calcext:value-type="float">
            <text:p>139.0828226752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 office:value-type="float" office:value="40.941653855334" calcext:value-type="float">
            <text:p>40.94165385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9.04898600209" calcext:value-type="float">
            <text:p>59.0489860021</text:p>
          </table:table-cell>
          <table:table-cell office:value-type="float" office:value="48.225060111081" calcext:value-type="float">
            <text:p>48.2250601111</text:p>
          </table:table-cell>
          <table:table-cell office:value-type="float" office:value="11.394505" calcext:value-type="float">
            <text:p>11.394505</text:p>
          </table:table-cell>
          <table:table-cell office:value-type="float" office:value="8.899483" calcext:value-type="float">
            <text:p>8.899483</text:p>
          </table:table-cell>
          <table:table-cell table:formula="of:=SUM([.E86:.H86])" office:value-type="float" office:value="127.568034113171" calcext:value-type="float">
            <text:p>127.5680341132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 office:value-type="float" office:value="39.543983041755" calcext:value-type="float">
            <text:p>39.54398304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042453545877" calcext:value-type="float">
            <text:p>56.0424535459</text:p>
          </table:table-cell>
          <table:table-cell office:value-type="float" office:value="61.105287623308" calcext:value-type="float">
            <text:p>61.1052876233</text:p>
          </table:table-cell>
          <table:table-cell office:value-type="float" office:value="9.913651" calcext:value-type="float">
            <text:p>9.913651</text:p>
          </table:table-cell>
          <table:table-cell office:value-type="float" office:value="8.982666" calcext:value-type="float">
            <text:p>8.982666</text:p>
          </table:table-cell>
          <table:table-cell table:formula="of:=SUM([.E87:.H87])" office:value-type="float" office:value="136.044058169185" calcext:value-type="float">
            <text:p>136.0440581692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 office:value-type="float" office:value="41.538460281793" calcext:value-type="float">
            <text:p>41.53846028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994166257171" calcext:value-type="float">
            <text:p>58.9941662572</text:p>
          </table:table-cell>
          <table:table-cell office:value-type="float" office:value="56.87480037512" calcext:value-type="float">
            <text:p>56.8748003751</text:p>
          </table:table-cell>
          <table:table-cell office:value-type="float" office:value="9.628702" calcext:value-type="float">
            <text:p>9.628702</text:p>
          </table:table-cell>
          <table:table-cell office:value-type="float" office:value="11.262092" calcext:value-type="float">
            <text:p>11.262092</text:p>
          </table:table-cell>
          <table:table-cell table:formula="of:=SUM([.E88:.H88])" office:value-type="float" office:value="136.759760632291" calcext:value-type="float">
            <text:p>136.7597606323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 office:value-type="float" office:value="40.522092100696" calcext:value-type="float">
            <text:p>40.52209210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079453256208" calcext:value-type="float">
            <text:p>58.0794532562</text:p>
          </table:table-cell>
          <table:table-cell office:value-type="float" office:value="56.203532849084" calcext:value-type="float">
            <text:p>56.2035328491</text:p>
          </table:table-cell>
          <table:table-cell office:value-type="float" office:value="11.805765" calcext:value-type="float">
            <text:p>11.805765</text:p>
          </table:table-cell>
          <table:table-cell office:value-type="float" office:value="8.068661" calcext:value-type="float">
            <text:p>8.068661</text:p>
          </table:table-cell>
          <table:table-cell table:formula="of:=SUM([.E89:.H89])" office:value-type="float" office:value="134.157412105292" calcext:value-type="float">
            <text:p>134.1574121053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 office:value-type="float" office:value="40.713333689709" calcext:value-type="float">
            <text:p>40.71333368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044005643103" calcext:value-type="float">
            <text:p>56.0440056431</text:p>
          </table:table-cell>
          <table:table-cell office:value-type="float" office:value="54.768739117783" calcext:value-type="float">
            <text:p>54.7687391178</text:p>
          </table:table-cell>
          <table:table-cell office:value-type="float" office:value="9.270558" calcext:value-type="float">
            <text:p>9.270558</text:p>
          </table:table-cell>
          <table:table-cell office:value-type="float" office:value="10.795109" calcext:value-type="float">
            <text:p>10.795109</text:p>
          </table:table-cell>
          <table:table-cell table:formula="of:=SUM([.E90:.H90])" office:value-type="float" office:value="130.878411760886" calcext:value-type="float">
            <text:p>130.8784117609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 office:value-type="float" office:value="39.928903542788" calcext:value-type="float">
            <text:p>39.92890354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535750974089" calcext:value-type="float">
            <text:p>56.5357509741</text:p>
          </table:table-cell>
          <table:table-cell office:value-type="float" office:value="56.981724783199" calcext:value-type="float">
            <text:p>56.9817247832</text:p>
          </table:table-cell>
          <table:table-cell office:value-type="float" office:value="9.342911" calcext:value-type="float">
            <text:p>9.342911</text:p>
          </table:table-cell>
          <table:table-cell office:value-type="float" office:value="9.938326" calcext:value-type="float">
            <text:p>9.938326</text:p>
          </table:table-cell>
          <table:table-cell table:formula="of:=SUM([.E91:.H91])" office:value-type="float" office:value="132.798712757288" calcext:value-type="float">
            <text:p>132.7987127573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 office:value-type="float" office:value="40.025230863406" calcext:value-type="float">
            <text:p>40.02523086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.920770512386" calcext:value-type="float">
            <text:p>50.9207705124</text:p>
          </table:table-cell>
          <table:table-cell office:value-type="float" office:value="57.604998844231" calcext:value-type="float">
            <text:p>57.6049988442</text:p>
          </table:table-cell>
          <table:table-cell office:value-type="float" office:value="10.161093" calcext:value-type="float">
            <text:p>10.161093</text:p>
          </table:table-cell>
          <table:table-cell office:value-type="float" office:value="9.216472" calcext:value-type="float">
            <text:p>9.216472</text:p>
          </table:table-cell>
          <table:table-cell table:formula="of:=SUM([.E92:.H92])" office:value-type="float" office:value="127.903334356617" calcext:value-type="float">
            <text:p>127.9033343566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 office:value-type="float" office:value="40.308551705295" calcext:value-type="float">
            <text:p>40.30855170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.375170049644" calcext:value-type="float">
            <text:p>52.3751700496</text:p>
          </table:table-cell>
          <table:table-cell office:value-type="float" office:value="51.342139266349" calcext:value-type="float">
            <text:p>51.3421392663</text:p>
          </table:table-cell>
          <table:table-cell office:value-type="float" office:value="8.57975" calcext:value-type="float">
            <text:p>8.57975</text:p>
          </table:table-cell>
          <table:table-cell office:value-type="float" office:value="11.081136" calcext:value-type="float">
            <text:p>11.081136</text:p>
          </table:table-cell>
          <table:table-cell table:formula="of:=SUM([.E93:.H93])" office:value-type="float" office:value="123.378195315993" calcext:value-type="float">
            <text:p>123.378195316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 office:value-type="float" office:value="37.913736064735" calcext:value-type="float">
            <text:p>37.91373606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905696613893" calcext:value-type="float">
            <text:p>56.9056966139</text:p>
          </table:table-cell>
          <table:table-cell office:value-type="float" office:value="59.601958927801" calcext:value-type="float">
            <text:p>59.6019589278</text:p>
          </table:table-cell>
          <table:table-cell office:value-type="float" office:value="8.718237" calcext:value-type="float">
            <text:p>8.718237</text:p>
          </table:table-cell>
          <table:table-cell office:value-type="float" office:value="8.547833" calcext:value-type="float">
            <text:p>8.547833</text:p>
          </table:table-cell>
          <table:table-cell table:formula="of:=SUM([.E94:.H94])" office:value-type="float" office:value="133.773725541694" calcext:value-type="float">
            <text:p>133.7737255417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 office:value-type="float" office:value="41.564452168281" calcext:value-type="float">
            <text:p>41.56445216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142172403958" calcext:value-type="float">
            <text:p>56.142172404</text:p>
          </table:table-cell>
          <table:table-cell office:value-type="float" office:value="56.018769095875" calcext:value-type="float">
            <text:p>56.0187690959</text:p>
          </table:table-cell>
          <table:table-cell office:value-type="float" office:value="9.242038" calcext:value-type="float">
            <text:p>9.242038</text:p>
          </table:table-cell>
          <table:table-cell office:value-type="float" office:value="11.674748" calcext:value-type="float">
            <text:p>11.674748</text:p>
          </table:table-cell>
          <table:table-cell table:formula="of:=SUM([.E95:.H95])" office:value-type="float" office:value="133.077727499833" calcext:value-type="float">
            <text:p>133.0777274998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 office:value-type="float" office:value="38.994889232542" calcext:value-type="float">
            <text:p>38.99488923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1.843166030816" calcext:value-type="float">
            <text:p>61.8431660308</text:p>
          </table:table-cell>
          <table:table-cell office:value-type="float" office:value="61.575543286825" calcext:value-type="float">
            <text:p>61.5755432868</text:p>
          </table:table-cell>
          <table:table-cell office:value-type="float" office:value="9.458419" calcext:value-type="float">
            <text:p>9.458419</text:p>
          </table:table-cell>
          <table:table-cell office:value-type="float" office:value="8.888804" calcext:value-type="float">
            <text:p>8.888804</text:p>
          </table:table-cell>
          <table:table-cell table:formula="of:=SUM([.E96:.H96])" office:value-type="float" office:value="141.765932317641" calcext:value-type="float">
            <text:p>141.7659323176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 office:value-type="float" office:value="38.813584011287" calcext:value-type="float">
            <text:p>38.81358401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814885126032" calcext:value-type="float">
            <text:p>56.814885126</text:p>
          </table:table-cell>
          <table:table-cell office:value-type="float" office:value="54.265747787726" calcext:value-type="float">
            <text:p>54.2657477877</text:p>
          </table:table-cell>
          <table:table-cell office:value-type="float" office:value="8.485775" calcext:value-type="float">
            <text:p>8.485775</text:p>
          </table:table-cell>
          <table:table-cell office:value-type="float" office:value="9.680143" calcext:value-type="float">
            <text:p>9.680143</text:p>
          </table:table-cell>
          <table:table-cell table:formula="of:=SUM([.E97:.H97])" office:value-type="float" office:value="129.246550913758" calcext:value-type="float">
            <text:p>129.2465509138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 office:value-type="float" office:value="43.7763198357" calcext:value-type="float">
            <text:p>43.77631983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086542478334" calcext:value-type="float">
            <text:p>60.0865424783</text:p>
          </table:table-cell>
          <table:table-cell office:value-type="float" office:value="61.548171922849" calcext:value-type="float">
            <text:p>61.5481719228</text:p>
          </table:table-cell>
          <table:table-cell office:value-type="float" office:value="12.735941" calcext:value-type="float">
            <text:p>12.735941</text:p>
          </table:table-cell>
          <table:table-cell office:value-type="float" office:value="10.392713" calcext:value-type="float">
            <text:p>10.392713</text:p>
          </table:table-cell>
          <table:table-cell table:formula="of:=SUM([.E98:.H98])" office:value-type="float" office:value="144.763368401183" calcext:value-type="float">
            <text:p>144.7633684012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 office:value-type="float" office:value="42.779008606377" calcext:value-type="float">
            <text:p>42.77900860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259896845233" calcext:value-type="float">
            <text:p>53.2598968452</text:p>
          </table:table-cell>
          <table:table-cell office:value-type="float" office:value="50.503785705188" calcext:value-type="float">
            <text:p>50.5037857052</text:p>
          </table:table-cell>
          <table:table-cell office:value-type="float" office:value="10.113239" calcext:value-type="float">
            <text:p>10.113239</text:p>
          </table:table-cell>
          <table:table-cell office:value-type="float" office:value="12.018104" calcext:value-type="float">
            <text:p>12.018104</text:p>
          </table:table-cell>
          <table:table-cell table:formula="of:=SUM([.E99:.H99])" office:value-type="float" office:value="125.895025550421" calcext:value-type="float">
            <text:p>125.8950255504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 office:value-type="float" office:value="40.664231674857" calcext:value-type="float">
            <text:p>40.66423167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.162872442689" calcext:value-type="float">
            <text:p>60.1628724427</text:p>
          </table:table-cell>
          <table:table-cell office:value-type="float" office:value="53.758833456333" calcext:value-type="float">
            <text:p>53.7588334563</text:p>
          </table:table-cell>
          <table:table-cell office:value-type="float" office:value="10.195372" calcext:value-type="float">
            <text:p>10.195372</text:p>
          </table:table-cell>
          <table:table-cell office:value-type="float" office:value="9.821194" calcext:value-type="float">
            <text:p>9.821194</text:p>
          </table:table-cell>
          <table:table-cell table:formula="of:=SUM([.E100:.H100])" office:value-type="float" office:value="133.938271899022" calcext:value-type="float">
            <text:p>133.938271899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 office:value-type="float" office:value="39.466687473973" calcext:value-type="float">
            <text:p>39.4666874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.726726692389" calcext:value-type="float">
            <text:p>49.7267266924</text:p>
          </table:table-cell>
          <table:table-cell office:value-type="float" office:value="57.652839558185" calcext:value-type="float">
            <text:p>57.6528395582</text:p>
          </table:table-cell>
          <table:table-cell office:value-type="float" office:value="9.521322" calcext:value-type="float">
            <text:p>9.521322</text:p>
          </table:table-cell>
          <table:table-cell office:value-type="float" office:value="9.2977" calcext:value-type="float">
            <text:p>9.2977</text:p>
          </table:table-cell>
          <table:table-cell table:formula="of:=SUM([.E101:.H101])" office:value-type="float" office:value="126.198588250574" calcext:value-type="float">
            <text:p>126.1985882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09:50:03.500431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09:51:29.348315660</dc:date>
    <meta:editing-duration>PT4M32S</meta:editing-duration>
    <meta:editing-cycles>3</meta:editing-cycles>
    <meta:generator>LibreOffice/5.1.4.2$Linux_X86_64 LibreOffice_project/10m0$Build-2</meta:generator>
    <meta:document-statistic meta:table-count="1" meta:cell-count="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3cm" svg:y="0.315cm" chart:style-name="ch2">
          <text:p>System overview</text:p>
        </chart:title>
        <chart:subtitle svg:x="4.997cm" svg:y="1.286cm" chart:style-name="ch3">
          <text:p>2RTUs 3 IEDs-hidden alert attack</text:p>
        </chart:subtitle>
        <chart:legend chart:legend-position="end" svg:x="12.358cm" svg:y="3.662cm" style:legend-expansion="high" chart:style-name="ch4"/>
        <chart:plot-area chart:style-name="ch5" table:cell-range-address="allTogether.A1:allTogether.A101 allTogether.B2:allTogether.C101 allTogether.I2:allTogether.I101 allTogether.C1:allTogether.C1" chart:data-source-has-labels="row" svg:x="0.32cm" svg:y="2.153cm" svg:width="11.718cm" svg:height="6.667cm">
          <chartooo:coordinate-region svg:x="0.994cm" svg:y="2.366cm" svg:width="10.513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llTogether.B2:allTogether.B101" loext:label-string="dso_overview" chart:class="chart:scatter">
            <chart:domain table:cell-range-address="allTogether.A2:allTogether.A101"/>
            <chart:data-point chart:repeated="100"/>
          </chart:series>
          <chart:series chart:style-name="ch9" chart:values-cell-range-address="allTogether.I2:allTogether.I101" loext:label-string="real_status" chart:class="chart:scatter">
            <chart:data-point chart:repeated="100"/>
          </chart:series>
          <chart:series chart:style-name="ch10" chart:values-cell-range-address="allTogether.C2:allTogether.C101" chart:label-cell-address="allTogether.C1:allTogether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so_overview</text:p>
              </table:table-cell>
              <table:table-cell office:value-type="string">
                <text:p>real_status</text:p>
              </table:table-cell>
              <table:table-cell office:value-type="string">
                <text:p>threshold</text:p>
                <draw:g>
                  <svg:desc>allTogether.C1:allTogether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llTogether.A2:allTogether.A101</svg:desc>
                </draw:g>
              </table:table-cell>
              <table:table-cell office:value-type="float" office:value="42.659274447268">
                <text:p>42.659274447268</text:p>
                <draw:g>
                  <svg:desc>allTogether.B2:allTogether.B101</svg:desc>
                </draw:g>
              </table:table-cell>
              <table:table-cell office:value-type="float" office:value="42.659274715513">
                <text:p>42.659274715513</text:p>
                <draw:g>
                  <svg:desc>allTogether.I2:allTogether.I101</svg:desc>
                </draw:g>
              </table:table-cell>
              <table:table-cell office:value-type="float" office:value="100">
                <text:p>100</text:p>
                <draw:g>
                  <svg:desc>allTogether.C2:allTogether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9.877322837821">
                <text:p>39.877322837821</text:p>
              </table:table-cell>
              <table:table-cell office:value-type="float" office:value="39.8773224036172">
                <text:p>39.8773224036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0.595133406771">
                <text:p>40.595133406771</text:p>
              </table:table-cell>
              <table:table-cell office:value-type="float" office:value="40.5951334909336">
                <text:p>40.5951334909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1.852376978886">
                <text:p>41.852376978886</text:p>
              </table:table-cell>
              <table:table-cell office:value-type="float" office:value="41.852377136891">
                <text:p>41.852377136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40.881011626462">
                <text:p>40.881011626462</text:p>
              </table:table-cell>
              <table:table-cell office:value-type="float" office:value="40.8810107341604">
                <text:p>40.8810107341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1.562352401887">
                <text:p>41.562352401887</text:p>
              </table:table-cell>
              <table:table-cell office:value-type="float" office:value="41.562352366507">
                <text:p>41.562352366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4.354980812394">
                <text:p>34.354980812394</text:p>
              </table:table-cell>
              <table:table-cell office:value-type="float" office:value="34.354980879635">
                <text:p>34.354980879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2.603700546204">
                <text:p>42.603700546204</text:p>
              </table:table-cell>
              <table:table-cell office:value-type="float" office:value="42.603700157678">
                <text:p>42.603700157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7.5187870496">
                <text:p>37.5187870496</text:p>
              </table:table-cell>
              <table:table-cell office:value-type="float" office:value="37.5187872257221">
                <text:p>37.5187872257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5.771488637909">
                <text:p>35.771488637909</text:p>
              </table:table-cell>
              <table:table-cell office:value-type="float" office:value="35.7714890534233">
                <text:p>35.7714890534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1.431966922688">
                <text:p>41.431966922688</text:p>
              </table:table-cell>
              <table:table-cell office:value-type="float" office:value="41.431967252674">
                <text:p>41.431967252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4.386116880122">
                <text:p>34.386116880122</text:p>
              </table:table-cell>
              <table:table-cell office:value-type="float" office:value="34.3861172618377">
                <text:p>34.3861172618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5.189186770441">
                <text:p>45.189186770441</text:p>
              </table:table-cell>
              <table:table-cell office:value-type="float" office:value="45.189186271615">
                <text:p>45.189186271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1.408417865897">
                <text:p>41.408417865897</text:p>
              </table:table-cell>
              <table:table-cell office:value-type="float" office:value="41.408417224087">
                <text:p>41.40841722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8.819643218963">
                <text:p>38.819643218963</text:p>
              </table:table-cell>
              <table:table-cell office:value-type="float" office:value="38.8196441117434">
                <text:p>38.8196441117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0.770788408179">
                <text:p>40.770788408179</text:p>
              </table:table-cell>
              <table:table-cell office:value-type="float" office:value="40.770788125043">
                <text:p>40.770788125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9.675796843367">
                <text:p>39.675796843367</text:p>
              </table:table-cell>
              <table:table-cell office:value-type="float" office:value="39.675796214409">
                <text:p>39.675796214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0.188584519181">
                <text:p>40.188584519181</text:p>
              </table:table-cell>
              <table:table-cell office:value-type="float" office:value="40.1885841446495">
                <text:p>40.1885841446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0.573802454555">
                <text:p>40.573802454555</text:p>
              </table:table-cell>
              <table:table-cell office:value-type="float" office:value="40.573801865067">
                <text:p>40.573801865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40.518471154912">
                <text:p>40.518471154912</text:p>
              </table:table-cell>
              <table:table-cell office:value-type="float" office:value="130.636067715932">
                <text:p>130.636067715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40.081098941003">
                <text:p>40.081098941003</text:p>
              </table:table-cell>
              <table:table-cell office:value-type="float" office:value="128.571767792518">
                <text:p>128.571767792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1.5246717219">
                <text:p>41.5246717219</text:p>
              </table:table-cell>
              <table:table-cell office:value-type="float" office:value="128.908884806489">
                <text:p>128.908884806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3.133916470075">
                <text:p>43.133916470075</text:p>
              </table:table-cell>
              <table:table-cell office:value-type="float" office:value="142.271900731675">
                <text:p>142.271900731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43.334414696408">
                <text:p>43.334414696408</text:p>
              </table:table-cell>
              <table:table-cell office:value-type="float" office:value="140.103114745904">
                <text:p>140.103114745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0.502497248508">
                <text:p>40.502497248508</text:p>
              </table:table-cell>
              <table:table-cell office:value-type="float" office:value="137.888083918284">
                <text:p>137.888083918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1.673760902857">
                <text:p>41.673760902857</text:p>
              </table:table-cell>
              <table:table-cell office:value-type="float" office:value="137.844595769011">
                <text:p>137.844595769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9.658524617648">
                <text:p>39.658524617648</text:p>
              </table:table-cell>
              <table:table-cell office:value-type="float" office:value="128.102880560341">
                <text:p>128.102880560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1.678925572506">
                <text:p>41.678925572506</text:p>
              </table:table-cell>
              <table:table-cell office:value-type="float" office:value="138.306941536335">
                <text:p>138.306941536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372768744386">
                <text:p>40.372768744386</text:p>
              </table:table-cell>
              <table:table-cell office:value-type="float" office:value="129.350226463303">
                <text:p>129.350226463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40.49627892902">
                <text:p>40.49627892902</text:p>
              </table:table-cell>
              <table:table-cell office:value-type="float" office:value="137.033202154924">
                <text:p>137.033202154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1.718236503677">
                <text:p>41.718236503677</text:p>
              </table:table-cell>
              <table:table-cell office:value-type="float" office:value="136.762918287513">
                <text:p>136.762918287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8.326494233902">
                <text:p>38.326494233902</text:p>
              </table:table-cell>
              <table:table-cell office:value-type="float" office:value="129.597263296441">
                <text:p>129.597263296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8.634885747978">
                <text:p>38.634885747978</text:p>
              </table:table-cell>
              <table:table-cell office:value-type="float" office:value="128.348181995149">
                <text:p>128.348181995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1.985008264153">
                <text:p>41.985008264153</text:p>
              </table:table-cell>
              <table:table-cell office:value-type="float" office:value="140.814136660793">
                <text:p>140.814136660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39.958717974962">
                <text:p>39.958717974962</text:p>
              </table:table-cell>
              <table:table-cell office:value-type="float" office:value="131.843685620219">
                <text:p>131.843685620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9.296055467155">
                <text:p>39.296055467155</text:p>
              </table:table-cell>
              <table:table-cell office:value-type="float" office:value="131.620291646263">
                <text:p>131.620291646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8.110055334319">
                <text:p>38.110055334319</text:p>
              </table:table-cell>
              <table:table-cell office:value-type="float" office:value="125.844714533357">
                <text:p>125.844714533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41.261423539695">
                <text:p>41.261423539695</text:p>
              </table:table-cell>
              <table:table-cell office:value-type="float" office:value="135.729187751858">
                <text:p>135.729187751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8.930505171085">
                <text:p>38.930505171085</text:p>
              </table:table-cell>
              <table:table-cell office:value-type="float" office:value="130.166149888185">
                <text:p>130.166149888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8.195010484648">
                <text:p>38.195010484648</text:p>
              </table:table-cell>
              <table:table-cell office:value-type="float" office:value="130.207831679923">
                <text:p>130.207831679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0.211165590818">
                <text:p>40.211165590818</text:p>
              </table:table-cell>
              <table:table-cell office:value-type="float" office:value="130.389254177938">
                <text:p>130.389254177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2.197774383686">
                <text:p>42.197774383686</text:p>
              </table:table-cell>
              <table:table-cell office:value-type="float" office:value="128.831322951281">
                <text:p>128.831322951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9.697930086878">
                <text:p>39.697930086878</text:p>
              </table:table-cell>
              <table:table-cell office:value-type="float" office:value="137.234164379313">
                <text:p>137.234164379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290717529452">
                <text:p>41.290717529452</text:p>
              </table:table-cell>
              <table:table-cell office:value-type="float" office:value="132.305767113043">
                <text:p>132.305767113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1.775201140177">
                <text:p>41.775201140177</text:p>
              </table:table-cell>
              <table:table-cell office:value-type="float" office:value="131.993500697869">
                <text:p>131.993500697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1.952522441785">
                <text:p>41.952522441785</text:p>
              </table:table-cell>
              <table:table-cell office:value-type="float" office:value="125.422063357621">
                <text:p>125.422063357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9.206068594503">
                <text:p>39.206068594503</text:p>
              </table:table-cell>
              <table:table-cell office:value-type="float" office:value="119.35245289075">
                <text:p>119.35245289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43.518361670994">
                <text:p>43.518361670994</text:p>
              </table:table-cell>
              <table:table-cell office:value-type="float" office:value="140.929747080173">
                <text:p>140.929747080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0.27535126467">
                <text:p>40.27535126467</text:p>
              </table:table-cell>
              <table:table-cell office:value-type="float" office:value="134.302398033311">
                <text:p>134.302398033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0.632422438283">
                <text:p>40.632422438283</text:p>
              </table:table-cell>
              <table:table-cell office:value-type="float" office:value="137.821784149711">
                <text:p>137.821784149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8.654796125644">
                <text:p>38.654796125644</text:p>
              </table:table-cell>
              <table:table-cell office:value-type="float" office:value="130.689382238868">
                <text:p>130.689382238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8.55781667599">
                <text:p>38.55781667599</text:p>
              </table:table-cell>
              <table:table-cell office:value-type="float" office:value="126.355241357398">
                <text:p>126.355241357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42.57279386241">
                <text:p>42.57279386241</text:p>
              </table:table-cell>
              <table:table-cell office:value-type="float" office:value="134.647611688181">
                <text:p>134.647611688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42.746152441099">
                <text:p>42.746152441099</text:p>
              </table:table-cell>
              <table:table-cell office:value-type="float" office:value="134.96672675972">
                <text:p>134.96672675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42.044295854926">
                <text:p>42.044295854926</text:p>
              </table:table-cell>
              <table:table-cell office:value-type="float" office:value="134.221567479162">
                <text:p>134.221567479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9.76127129114">
                <text:p>39.76127129114</text:p>
              </table:table-cell>
              <table:table-cell office:value-type="float" office:value="130.366482646388">
                <text:p>130.366482646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1.192742096546">
                <text:p>41.192742096546</text:p>
              </table:table-cell>
              <table:table-cell office:value-type="float" office:value="137.35084388504">
                <text:p>137.35084388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9.098397735515">
                <text:p>39.098397735515</text:p>
              </table:table-cell>
              <table:table-cell office:value-type="float" office:value="136.928427068464">
                <text:p>136.928427068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8.753797499793">
                <text:p>38.753797499793</text:p>
              </table:table-cell>
              <table:table-cell office:value-type="float" office:value="124.905280549844">
                <text:p>124.905280549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40.242749971878">
                <text:p>40.242749971878</text:p>
              </table:table-cell>
              <table:table-cell office:value-type="float" office:value="141.088961371523">
                <text:p>141.088961371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43.068572487423">
                <text:p>43.068572487423</text:p>
              </table:table-cell>
              <table:table-cell office:value-type="float" office:value="127.076458475133">
                <text:p>127.076458475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40.891511308603">
                <text:p>40.891511308603</text:p>
              </table:table-cell>
              <table:table-cell office:value-type="float" office:value="134.033060629247">
                <text:p>134.033060629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9.001145712571">
                <text:p>39.001145712571</text:p>
              </table:table-cell>
              <table:table-cell office:value-type="float" office:value="131.180404608737">
                <text:p>131.180404608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0.081485823909">
                <text:p>40.081485823909</text:p>
              </table:table-cell>
              <table:table-cell office:value-type="float" office:value="135.75597770887">
                <text:p>135.75597770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9.619040946667">
                <text:p>39.619040946667</text:p>
              </table:table-cell>
              <table:table-cell office:value-type="float" office:value="133.076225792917">
                <text:p>133.076225792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9.462319466714">
                <text:p>39.462319466714</text:p>
              </table:table-cell>
              <table:table-cell office:value-type="float" office:value="133.832063166728">
                <text:p>133.832063166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43.590718858187">
                <text:p>43.590718858187</text:p>
              </table:table-cell>
              <table:table-cell office:value-type="float" office:value="137.379864675334">
                <text:p>137.379864675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41.355595572609">
                <text:p>41.355595572609</text:p>
              </table:table-cell>
              <table:table-cell office:value-type="float" office:value="135.031653660436">
                <text:p>135.031653660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42.239872837058">
                <text:p>42.239872837058</text:p>
              </table:table-cell>
              <table:table-cell office:value-type="float" office:value="130.561170858515">
                <text:p>130.561170858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40.897631269091">
                <text:p>40.897631269091</text:p>
              </table:table-cell>
              <table:table-cell office:value-type="float" office:value="138.465241900333">
                <text:p>138.465241900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1.103830446146">
                <text:p>41.103830446146</text:p>
              </table:table-cell>
              <table:table-cell office:value-type="float" office:value="130.327836691751">
                <text:p>130.327836691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9.211017367424">
                <text:p>39.211017367424</text:p>
              </table:table-cell>
              <table:table-cell office:value-type="float" office:value="136.332130516886">
                <text:p>136.332130516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9.132018156202">
                <text:p>39.132018156202</text:p>
              </table:table-cell>
              <table:table-cell office:value-type="float" office:value="126.7263734787">
                <text:p>126.7263734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0.79924888934">
                <text:p>40.79924888934</text:p>
              </table:table-cell>
              <table:table-cell office:value-type="float" office:value="132.508106308588">
                <text:p>132.508106308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7.931250028665">
                <text:p>37.931250028665</text:p>
              </table:table-cell>
              <table:table-cell office:value-type="float" office:value="131.371919556861">
                <text:p>131.371919556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9.788092892905">
                <text:p>39.788092892905</text:p>
              </table:table-cell>
              <table:table-cell office:value-type="float" office:value="137.389592383275">
                <text:p>137.389592383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9.260729384111">
                <text:p>39.260729384111</text:p>
              </table:table-cell>
              <table:table-cell office:value-type="float" office:value="142.733605429193">
                <text:p>142.733605429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2.37566736453">
                <text:p>42.37566736453</text:p>
              </table:table-cell>
              <table:table-cell office:value-type="float" office:value="134.552557624589">
                <text:p>134.552557624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1.581631752826">
                <text:p>41.581631752826</text:p>
              </table:table-cell>
              <table:table-cell office:value-type="float" office:value="140.08818388419">
                <text:p>140.08818388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40.195345126778">
                <text:p>40.195345126778</text:p>
              </table:table-cell>
              <table:table-cell office:value-type="float" office:value="140.136334622534">
                <text:p>140.136334622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1.410587957057">
                <text:p>41.410587957057</text:p>
              </table:table-cell>
              <table:table-cell office:value-type="float" office:value="128.070058475051">
                <text:p>128.070058475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40.506387897455">
                <text:p>40.506387897455</text:p>
              </table:table-cell>
              <table:table-cell office:value-type="float" office:value="130.610594933417">
                <text:p>130.610594933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1.261297822723">
                <text:p>41.261297822723</text:p>
              </table:table-cell>
              <table:table-cell office:value-type="float" office:value="130.079623088732">
                <text:p>130.079623088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9.734410940838">
                <text:p>39.734410940838</text:p>
              </table:table-cell>
              <table:table-cell office:value-type="float" office:value="139.082822675213">
                <text:p>139.082822675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0.941653855334">
                <text:p>40.941653855334</text:p>
              </table:table-cell>
              <table:table-cell office:value-type="float" office:value="127.568034113171">
                <text:p>127.568034113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9.543983041755">
                <text:p>39.543983041755</text:p>
              </table:table-cell>
              <table:table-cell office:value-type="float" office:value="136.044058169185">
                <text:p>136.044058169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41.538460281793">
                <text:p>41.538460281793</text:p>
              </table:table-cell>
              <table:table-cell office:value-type="float" office:value="136.759760632291">
                <text:p>136.759760632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0.522092100696">
                <text:p>40.522092100696</text:p>
              </table:table-cell>
              <table:table-cell office:value-type="float" office:value="134.157412105292">
                <text:p>134.157412105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0.713333689709">
                <text:p>40.713333689709</text:p>
              </table:table-cell>
              <table:table-cell office:value-type="float" office:value="130.878411760886">
                <text:p>130.878411760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9.928903542788">
                <text:p>39.928903542788</text:p>
              </table:table-cell>
              <table:table-cell office:value-type="float" office:value="132.798712757288">
                <text:p>132.798712757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40.025230863406">
                <text:p>40.025230863406</text:p>
              </table:table-cell>
              <table:table-cell office:value-type="float" office:value="127.903334356617">
                <text:p>127.903334356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40.308551705295">
                <text:p>40.308551705295</text:p>
              </table:table-cell>
              <table:table-cell office:value-type="float" office:value="123.378195315993">
                <text:p>123.378195315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7.913736064735">
                <text:p>37.913736064735</text:p>
              </table:table-cell>
              <table:table-cell office:value-type="float" office:value="133.773725541694">
                <text:p>133.773725541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1.564452168281">
                <text:p>41.564452168281</text:p>
              </table:table-cell>
              <table:table-cell office:value-type="float" office:value="133.077727499833">
                <text:p>133.077727499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38.994889232542">
                <text:p>38.994889232542</text:p>
              </table:table-cell>
              <table:table-cell office:value-type="float" office:value="141.765932317641">
                <text:p>141.765932317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8.813584011287">
                <text:p>38.813584011287</text:p>
              </table:table-cell>
              <table:table-cell office:value-type="float" office:value="129.246550913758">
                <text:p>129.246550913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3.7763198357">
                <text:p>43.7763198357</text:p>
              </table:table-cell>
              <table:table-cell office:value-type="float" office:value="144.763368401183">
                <text:p>144.763368401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2.779008606377">
                <text:p>42.779008606377</text:p>
              </table:table-cell>
              <table:table-cell office:value-type="float" office:value="125.895025550421">
                <text:p>125.895025550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0.664231674857">
                <text:p>40.664231674857</text:p>
              </table:table-cell>
              <table:table-cell office:value-type="float" office:value="133.938271899022">
                <text:p>133.938271899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9.466687473973">
                <text:p>39.466687473973</text:p>
              </table:table-cell>
              <table:table-cell office:value-type="float" office:value="126.198588250574">
                <text:p>126.19858825057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